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lemma</text:p>
          </table:table-cell>
          <table:table-cell table:style-name="ce2" office:value-type="string" calcext:value-type="string">
            <text:p>freqCorpus</text:p>
          </table:table-cell>
          <table:table-cell table:style-name="ce2" office:value-type="string" calcext:value-type="string">
            <text:p>freqHumor</text:p>
          </table:table-cell>
          <table:table-cell table:style-name="ce2" office:value-type="string" calcext:value-type="string">
            <text:p>specHumor</text:p>
          </table:table-cell>
          <table:table-cell table:style-name="ce2" office:value-type="string" calcext:value-type="string">
            <text:p>freqNonHumor</text:p>
          </table:table-cell>
          <table:table-cell table:style-name="ce2" office:value-type="string" calcext:value-type="string">
            <text:p>specNonHumo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1054" calcext:value-type="float">
            <text:p>1054</text:p>
          </table:table-cell>
          <table:table-cell office:value-type="float" office:value="676" calcext:value-type="float">
            <text:p>676</text:p>
          </table:table-cell>
          <table:table-cell office:value-type="float" office:value="20.1" calcext:value-type="float">
            <text:p>20.1</text:p>
          </table:table-cell>
          <table:table-cell office:value-type="float" office:value="378" calcext:value-type="float">
            <text:p>378</text:p>
          </table:table-cell>
          <table:table-cell office:value-type="float" office:value="-20.1" calcext:value-type="float">
            <text:p>-2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sperado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-14.4" calcext:value-type="float">
            <text:p>-1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e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2.9" calcext:value-type="float">
            <text:p>12.9</text:p>
          </table:table-cell>
          <table:table-cell office:value-type="float" office:value="5" calcext:value-type="float">
            <text:p>5</text:p>
          </table:table-cell>
          <table:table-cell office:value-type="float" office:value="-12.9" calcext:value-type="float">
            <text:p>-1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adir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office:value-type="float" office:value="-12.1" calcext:value-type="float">
            <text:p>-1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o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10.5" calcext:value-type="float">
            <text:p>10.5</text:p>
          </table:table-cell>
          <table:table-cell office:value-type="float" office:value="23" calcext:value-type="float">
            <text:p>23</text:p>
          </table:table-cell>
          <table:table-cell office:value-type="float" office:value="-10.5" calcext:value-type="float">
            <text:p>-1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arg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ctativa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r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-10.2" calcext:value-type="float">
            <text:p>-1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</text:p>
          </table:table-cell>
          <table:table-cell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-8.7" calcext:value-type="float">
            <text:p>-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o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-8.7" calcext:value-type="float">
            <text:p>-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-el</text:p>
          </table:table-cell>
          <table:table-cell office:value-type="float" office:value="245" calcext:value-type="float">
            <text:p>245</text:p>
          </table:table-cell>
          <table:table-cell office:value-type="float" office:value="168" calcext:value-type="float">
            <text:p>168</text:p>
          </table:table-cell>
          <table:table-cell office:value-type="float" office:value="8.5" calcext:value-type="float">
            <text:p>8.5</text:p>
          </table:table-cell>
          <table:table-cell office:value-type="float" office:value="77" calcext:value-type="float">
            <text:p>77</text:p>
          </table:table-cell>
          <table:table-cell office:value-type="float" office:value="-8.5" calcext:value-type="float">
            <text:p>-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era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office:value-type="float" office:value="-8.2" calcext:value-type="float">
            <text:p>-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gar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-8.1" calcext:value-type="float">
            <text:p>-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.9" calcext:value-type="float">
            <text:p>7.9</text:p>
          </table:table-cell>
          <table:table-cell office:value-type="float" office:value="14" calcext:value-type="float">
            <text:p>14</text:p>
          </table:table-cell>
          <table:table-cell office:value-type="float" office:value="-7.9" calcext:value-type="float">
            <text:p>-7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ido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7.5" calcext:value-type="float">
            <text:p>7.5</text:p>
          </table:table-cell>
          <table:table-cell office:value-type="float" office:value="11" calcext:value-type="float">
            <text:p>11</text:p>
          </table:table-cell>
          <table:table-cell office:value-type="float" office:value="-7.5" calcext:value-type="float">
            <text:p>-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que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-7.4" calcext:value-type="float">
            <text:p>-7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ecto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7.3" calcext:value-type="float">
            <text:p>7.3</text:p>
          </table:table-cell>
          <table:table-cell office:value-type="float" office:value="9" calcext:value-type="float">
            <text:p>9</text:p>
          </table:table-cell>
          <table:table-cell office:value-type="float" office:value="-7.3" calcext:value-type="float">
            <text:p>-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ció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office:value-type="float" office:value="-6.9" calcext:value-type="float">
            <text:p>-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1459" calcext:value-type="float">
            <text:p>1459</text:p>
          </table:table-cell>
          <table:table-cell office:value-type="float" office:value="822" calcext:value-type="float">
            <text:p>822</text:p>
          </table:table-cell>
          <table:table-cell office:value-type="float" office:value="6.2" calcext:value-type="float">
            <text:p>6.2</text:p>
          </table:table-cell>
          <table:table-cell office:value-type="float" office:value="637" calcext:value-type="float">
            <text:p>637</text:p>
          </table:table-cell>
          <table:table-cell office:value-type="float" office:value="-6.2" calcext:value-type="float">
            <text:p>-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5.8" calcext:value-type="float">
            <text:p>5.8</text:p>
          </table:table-cell>
          <table:table-cell office:value-type="float" office:value="63" calcext:value-type="float">
            <text:p>63</text:p>
          </table:table-cell>
          <table:table-cell office:value-type="float" office:value="-5.8" calcext:value-type="float">
            <text:p>-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21" calcext:value-type="float">
            <text:p>521</text:p>
          </table:table-cell>
          <table:table-cell office:value-type="float" office:value="314" calcext:value-type="float">
            <text:p>314</text:p>
          </table:table-cell>
          <table:table-cell office:value-type="float" office:value="5.8" calcext:value-type="float">
            <text:p>5.8</text:p>
          </table:table-cell>
          <table:table-cell office:value-type="float" office:value="207" calcext:value-type="float">
            <text:p>207</text:p>
          </table:table-cell>
          <table:table-cell office:value-type="float" office:value="-5.8" calcext:value-type="float">
            <text:p>-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ítico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-5.7" calcext:value-type="float">
            <text:p>-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o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-5.6" calcext:value-type="float">
            <text:p>-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ltimo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-5.4" calcext:value-type="float">
            <text:p>-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idiano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: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idad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nea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p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tor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-4.6" calcext:value-type="float">
            <text:p>-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rn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ítica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i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r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-4.3" calcext:value-type="float">
            <text:p>-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ltar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-4.3" calcext:value-type="float">
            <text:p>-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413" calcext:value-type="float">
            <text:p>413</text:p>
          </table:table-cell>
          <table:table-cell office:value-type="float" office:value="246" calcext:value-type="float">
            <text:p>246</text:p>
          </table:table-cell>
          <table:table-cell office:value-type="float" office:value="4.2" calcext:value-type="float">
            <text:p>4.2</text:p>
          </table:table-cell>
          <table:table-cell office:value-type="float" office:value="167" calcext:value-type="float">
            <text:p>167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at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ú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ué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ció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a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tmo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usu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ir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.6</text:p>
          </table:table-cell>
          <table:table-cell office:value-type="float" office:value="15" calcext:value-type="float">
            <text:p>15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an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iz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i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office:value-type="float" office:value="-3.4" calcext:value-type="float">
            <text:p>-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o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.3" calcext:value-type="float">
            <text:p>3.3</text:p>
          </table:table-cell>
          <table:table-cell office:value-type="float" office:value="31" calcext:value-type="float">
            <text:p>31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zcl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ura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ó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esco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ció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mplo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s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.1" calcext:value-type="float">
            <text:p>3.1</text:p>
          </table:table-cell>
          <table:table-cell office:value-type="float" office:value="6" calcext:value-type="float">
            <text:p>6</text:p>
          </table:table-cell>
          <table:table-cell office:value-type="float" office:value="-3.1" calcext:value-type="float">
            <text:p>-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office:value-type="float" office:value="-3.1" calcext:value-type="float">
            <text:p>-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office:value-type="float" office:value="-3.1" calcext:value-type="float">
            <text:p>-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írico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-3.1" calcext:value-type="float">
            <text:p>-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ci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rio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quia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ij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2.9" calcext:value-type="float">
            <text:p>-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ar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-2.9" calcext:value-type="float">
            <text:p>-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min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ilarí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d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coso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ero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ment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¡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r-é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t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a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nden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b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ge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o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  <table:table-cell office:value-type="float" office:value="2.3" calcext:value-type="float">
            <text:p>2.3</text:p>
          </table:table-cell>
          <table:table-cell office:value-type="float" office:value="160" calcext:value-type="float">
            <text:p>160</text:p>
          </table:table-cell>
          <table:table-cell office:value-type="float" office:value="-2.3" calcext:value-type="float">
            <text:p>-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ió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ndo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ículo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o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.1</text:p>
          </table:table-cell>
          <table:table-cell office:value-type="float" office:value="36" calcext:value-type="float">
            <text:p>36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en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b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o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ved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esc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ues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ad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daz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ef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t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do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-1.9" calcext:value-type="float">
            <text:p>-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t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1.9" calcext:value-type="float">
            <text:p>-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r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1.9" calcext:value-type="float">
            <text:p>-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men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ntó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dader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menta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uza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rac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stencial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ter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ció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do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aració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úpit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delida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r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da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lac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tid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s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ialment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erent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nqu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o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o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vés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o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lu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guet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tera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siv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v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érbo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vagant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est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ep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ope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r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ig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tu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emen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n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isfac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undi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ed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cu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v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sa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i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rta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sió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ció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r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d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did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a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óti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at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zcl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d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l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it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rs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er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almen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lmen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i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tor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cion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1,20-1,2<text:line-break/>astuto441,20-1,2<text:line-break/>arrojar441,20-1,2<text:line-break/>abrupto441,20-1,2<text:line-break/>tabaco441,20-1,2<text:line-break/>lúdico441,20-1,2<text:line-break/>técnica441,20-1,2<text:line-break/>ingeniosa441,20-1,2<text:line-break/>prado441,20-1,2<text:line-break/>real441,20-1,2<text:line-break/>aparición441,20-1,2<text:line-break/>construir441,20-1,2<text:line-break/>abruptamente441,20-1,2<text:line-break/>prosaica441,20-1,2<text:line-break/>defecto441,20-1,2<text:line-break/>resultado441,20-1,2<text:line-break/>receta441,20-1,2<text:line-break/>disparidad441,20-1,2<text:line-break/>exagerados441,20-1,2<text:line-break/>ridiculiza441,20-1,2<text:line-break/>despectiva441,20-1,2<text:line-break/>suelo441,20-1,2<text:line-break/>previo441,20-1,2<text:line-break/>ruptura441,20-1,2<text:line-break/>manta441,20-1,2<text:line-break/>pelota441,20-1,2<text:line-break/>responder441,20-1,2<text:line-break/>sutil441,20-1,2<text:line-break/>funeral441,20-1,2<text:line-break/>difunta441,20-1,2<text:line-break/>debilidad441,20-1,2<text:line-break/>aguardiente441,20-1,2<text:line-break/>básico441,20-1,2<text:line-break/>ventana441,20-1,2<text:line-break/>error441,20-1,2<text:line-break/>Morales441,20-1,2<text:line-break/>diablo441,20-1,2<text:line-break/>severo441,20-1,2<text:line-break/>acusación441,20-1,2<text:line-break/>herejía441,20-1,2<text:line-break/>paciencia441,20-1,2<text:line-break/>Jorge441,20-1,2<text:line-break/>secretario441,20-1,2<text:line-break/>ladrón441,20-1,2<text:line-break/>lo761,21-1,2<text:line-break/>habilidad761,21-1,2<text:line-break/>creado761,21-1,2<text:line-break/>volver761,21-1,2<text:line-break/>conocido761,21-1,2<text:line-break/>matrimonio761,21-1,2<text:line-break/>coloquiales761,21-1,2<text:line-break/>pregunta761,21-1,2<text:line-break/>hacer72431,229-1,2<text:line-break/>ligero43271,216-1,2<text:line-break/>algo17121,15-1,1<text:line-break/>alguien1291,13-1,1<text:line-break/>aspecto1291,13-1,1<text:line-break/>poder106611,145-1,1<text:line-break/>comparación33211,112-1,1<text:line-break/>rico971,02-1,0<text:line-break/>mediante971,02-1,0<text:line-break/>parte971,02-1,0<text:line-break/>felicidad971,02-1,0<text:line-break/>junto971,02-1,0<text:line-break/>narrador14101,04-1,0<text:line-break/>también46281,018-1,0<text:line-break/>ya37231,014-1,0<text:line-break/>subrayar21141,07-1,0<text:line-break/>respuesta16111,05-1,0<text:line-break/>compuesto651,01-1,0<text:line-break/>parodia651,01-1,0<text:line-break/>frustración651,01-1,0<text:line-break/>gracioso651,01-1,0<text:line-break/>seguir651,01-1,0<text:line-break/>ingenio651,01-1,0<text:line-break/>grandilocuente651,01-1,0<text:line-break/>alguno651,01-1,0<text:line-break/>recibir651,01-1,0<text:line-break/>complejidad651,01-1,0<text:line-break/>durante651,01-1,0<text:line-break/>evento651,01-1,0<text:line-break/>mucho1180,93-0,9<text:line-break/>varios1180,93-0,9<text:line-break/>claro1180,93-0,9<text:line-break/>llevar1180,93-0,9<text:line-break/>resaltar1180,93-0,9<text:line-break/>sátira18120,96-0,9<text:line-break/>cantidad330,90-0,9<text:line-break/>sonar330,90-0,9<text:line-break/>cerrar330,90-0,9<text:line-break/>estereotipo330,90-0,9<text:line-break/>yuxtaposición330,90-0,9<text:line-break/>español330,90-0,9<text:line-break/>Cagalarache330,90-0,9<text:line-break/>soldado330,90-0,9<text:line-break/>galera330,90-0,9<text:line-break/>tía330,90-0,9<text:line-break/>sobrino330,90-0,9<text:line-break/>asimismo330,90-0,9<text:line-break/>cámara330,90-0,9<text:line-break/>popa330,90-0,9<text:line-break/>Patria330,90-0,9<text:line-break/>mía330,90-0,9<text:line-break/>pertenencia330,90-0,9<text:line-break/>escritura330,90-0,9<text:line-break/>cantar330,90-0,9<text:line-break/>caso330,90-0,9<text:line-break/>confesión330,90-0,9<text:line-break/>apariencia330,90-0,9<text:line-break/>Ripios330,90-0,9<text:line-break/>ratoniles330,90-0,9<text:line-break/>letra330,90-0,9<text:line-break/>animal330,90-0,9<text:line-break/>elefante330,90-0,9<text:line-break/>ligeramente330,90-0,9<text:line-break/>Francisco330,90-0,9<text:line-break/>esgrima330,90-0,9<text:line-break/>habilidades330,90-0,9<text:line-break/>cojo330,90-0,9<text:line-break/>tuerto330,90-0,9<text:line-break/>decidir330,90-0,9<text:line-break/>ermita330,90-0,9<text:line-break/>Ved330,90-0,9<text:line-break/>nacer330,90-0,9<text:line-break/>destreza330,90-0,9<text:line-break/>vivir330,90-0,9<text:line-break/>bebedor330,90-0,9<text:line-break/>absenta330,90-0,9<text:line-break/>Mark330,90-0,9<text:line-break/>Twain330,90-0,9<text:line-break/>signo330,90-0,9<text:line-break/>sensual330,90-0,9<text:line-break/>filosóficos330,90-0,9<text:line-break/>Vinogrado330,90-0,9<text:line-break/>avinagrado330,90-0,9<text:line-break/>falaz330,90-0,9<text:line-break/>atroz330,90-0,9<text:line-break/>oscuridad330,90-0,9<text:line-break/>triviales330,90-0,9<text:line-break/>depender330,90-0,9<text:line-break/>salero330,90-0,9<text:line-break/>barra330,90-0,9<text:line-break/>escudo330,90-0,9<text:line-break/>igualmente330,90-0,9<text:line-break/>lúdica330,90-0,9<text:line-break/>frescura330,90-0,9<text:line-break/>humorísticamente330,90-0,9<text:line-break/>corbatín330,90-0,9<text:line-break/>religión330,90-0,9<text:line-break/>compromiso330,90-0,9<text:line-break/>Bravo330,90-0,9<text:line-break/>bravo330,90-0,9<text:line-break/>lavandera330,90-0,9<text:line-break/>venir330,90-0,9<text:line-break/>convertir330,90-0,9<text:line-break/>plantear330,90-0,9<text:line-break/>biblioteca330,90-0,9<text:line-break/>seso330,90-0,9<text:line-break/>sonete330,90-0,9<text:line-break/>señalar330,90-0,9<text:line-break/>terceto330,90-0,9<text:line-break/>romano330,90-0,9<text:line-break/>cisco330,90-0,9<text:line-break/>veces330,90-0,9<text:line-break/>contrastes330,90-0,9<text:line-break/>Demóstenes330,90-0,9<text:line-break/>zoquetes330,90-0,9<text:line-break/>orates330,90-0,9<text:line-break/>trivialidad330,90-0,9<text:line-break/>clímax330,90-0,9<text:line-break/>grano330,90-0,9<text:line-break/>cuello330,90-0,9<text:line-break/>fuertemente330,90-0,9<text:line-break/>subvertir330,90-0,9<text:line-break/>duro330,90-0,9<text:line-break/>resto330,90-0,9<text:line-break/>golpe330,90-0,9<text:line-break/>sublime330,90-0,9<text:line-break/>soltar330,90-0,9<text:line-break/>idílico330,90-0,9<text:line-break/>bofetón330,90-0,9<text:line-break/>observación330,90-0,9<text:line-break/>arbusto330,90-0,9<text:line-break/>majadero330,90-0,9<text:line-break/>Trabajo330,90-0,9<text:line-break/>insatisfacción330,90-0,9<text:line-break/>ingrediente330,90-0,9<text:line-break/>bebida330,90-0,9<text:line-break/>palizón330,90-0,9<text:line-break/>tomo330,90-0,9<text:line-break/>lomo330,90-0,9<text:line-break/>ipócrita330,90-0,9<text:line-break/>hache330,90-0,9<text:line-break/>experto330,90-0,9<text:line-break/>mono330,90-0,9<text:line-break/>aborto330,90-0,9<text:line-break/>grulla330,90-0,9<text:line-break/>chimpancé330,90-0,9<text:line-break/>puerto330,90-0,9<text:line-break/>atractivo330,90-0,9<text:line-break/>...330,90-0,9<text:line-break/>Rodríguez330,90-0,9<text:line-break/>ganso330,90-0,9<text:line-break/>cisne330,90-0,9<text:line-break/>coche330,90-0,9<text:line-break/>sopita330,90-0,9<text:line-break/>merendonas330,90-0,9<text:line-break/>reproche330,90-0,9<text:line-break/>vaca330,90-0,9<text:line-break/>airada330,90-0,9<text:line-break/>soslayo330,90-0,9<text:line-break/>honra330,90-0,9<text:line-break/>Antonio330,90-0,9<text:line-break/>academia330,90-0,9<text:line-break/>insinuando330,90-0,9<text:line-break/>Rodrigo330,90-0,9<text:line-break/>Tapia330,90-0,9<text:line-break/>sobaco330,90-0,9<text:line-break/>fragancia330,90-0,9<text:line-break/>Jumento330,90-0,9<text:line-break/>tribuno330,90-0,9<text:line-break/>vil330,90-0,9<text:line-break/>lujuria330,90-0,9<text:line-break/>atrevimiento330,90-0,9<text:line-break/>Chenca330,90-0,9<text:line-break/>pretendiente330,90-0,9<text:line-break/>célebre330,90-0,9<text:line-break/>Pedro330,90-0,9<text:line-break/>porque29180,911-0,9<text:line-break/>agregar860,82-0,8<text:line-break/>social860,82-0,8<text:line-break/>largo860,82-0,8<text:line-break/>referir-él860,82-0,8<text:line-break/>además148810,867-0,8<text:line-break/>emplear33200,813-0,8<text:line-break/>mujer15100,85-0,8<text:line-break/>su3751980,8177-0,8<text:line-break/>recurso26160,810-0,8<text:line-break/>relación17110,86-0,8<text:line-break/>utilizar128700,858-0,8<text:line-break/>conjunto1070,83-0,8<text:line-break/>tierra1070,83-0,8<text:line-break/>sugireír1070,83-0,8<text:line-break/>sonrisa1070,83-0,8<text:line-break/>seriedad43250,718-0,7<text:line-break/>expresión30180,712-0,7<text:line-break/>intensifica540,71-0,7<text:line-break/>extremadamente540,71-0,7<text:line-break/>pedir540,71-0,7<text:line-break/>visión540,71-0,7<text:line-break/>cambiar540,71-0,7<text:line-break/>representación540,71-0,7<text:line-break/>tras540,71-0,7<text:line-break/>alusión540,71-0,7<text:line-break/>llegar540,71-0,7<text:line-break/>rimas540,71-0,7<text:line-break/>construcción540,71-0,7<text:line-break/>detalle540,71-0,7<text:line-break/>cierre540,71-0,7<text:line-break/>mirar540,71-0,7<text:line-break/>diálogo540,71-0,7<text:line-break/>potencia540,71-0,7<text:line-break/>dar-él540,71-0,7<text:line-break/>pobre540,71-0,7<text:line-break/>mencionar21130,78-0,7<text:line-break/>poeta34200,714-0,7<text:line-break/>que8764510,7425-0,7<text:line-break/>capa750,62-0,6<text:line-break/>nada750,62-0,6<text:line-break/>suficiente750,62-0,6<text:line-break/>descrito750,62-0,6<text:line-break/>desilusión750,62-0,6<text:line-break/>luego750,62-0,6<text:line-break/>filosóficas750,62-0,6<text:line-break/>ideal750,62-0,6<text:line-break/>inclusión220,60-0,6<text:line-break/>occidental220,60-0,6<text:line-break/>Smocking220,60-0,6<text:line-break/>Skáting-Ríng220,60-0,6<text:line-break/>cultura220,60-0,6<text:line-break/>hispanohablante220,60-0,6<text:line-break/>burlar-él220,60-0,6<text:line-break/>escatológico220,60-0,6<text:line-break/>moro220,60-0,6<text:line-break/>rápido220,60-0,6<text:line-break/>salud220,60-0,6<text:line-break/>año220,60-0,6<text:line-break/>tres220,60-0,6<text:line-break/>preguntar220,60-0,6<text:line-break/>repetidamente220,60-0,6<text:line-break/>Unamuno220,60-0,6<text:line-break/>raza220,60-0,6<text:line-break/>rezar220,60-0,6<text:line-break/>componer220,60-0,6<text:line-break/>espesuras220,60-0,6<text:line-break/>natal220,60-0,6<text:line-break/>nota220,60-0,6<text:line-break/>nacimiento220,60-0,6<text:line-break/>admitir220,60-0,6<text:line-break/>ir-él220,60-0,6<text:line-break/>amenazante220,60-0,6<text:line-break/>fanfarrón220,60-0,6<text:line-break/>anti-clímax220,60-0,6<text:line-break/>verdad220,60-0,6<text:line-break/>anticlimática220,60-0,6<text:line-break/>r220,60-0,6<text:line-break/>sonido220,60-0,6<text:line-break/>caricaturesco220,60-0,6<text:line-break/>inapropiado220,60-0,6<text:line-break/>respetables220,60-0,6<text:line-break/>contrastan220,60-0,6<text:line-break/>otorgar220,60-0,6<text:line-break/>absurdidad220,60-0,6<text:line-break/>combinado220,60-0,6<text:line-break/>rimada220,60-0,6<text:line-break/>musicalidad220,60-0,6<text:line-break/>desmesurado220,60-0,6<text:line-break/>equiparar220,60-0,6<text:line-break/>pirámide220,60-0,6<text:line-break/>Egipto220,60-0,6<text:line-break/>érase220,60-0,6<text:line-break/>acumulación220,60-0,6<text:line-break/>audacia220,60-0,6<text:line-break/>arriba220,60-0,6<text:line-break/>barbado220,60-0,6<text:line-break/>combinada220,60-0,6<text:line-break/>caricaturescas220,60-0,6<text:line-break/>hipérboles220,60-0,6<text:line-break/>creativo220,60-0,6<text:line-break/>hábil220,60-0,6<text:line-break/>capaz220,60-0,6<text:line-break/>rebanar220,60-0,6<text:line-break/>narices220,60-0,6<text:line-break/>salir220,60-0,6<text:line-break/>ileso220,60-0,6<text:line-break/>Indias220,60-0,6<text:line-break/>sufrir220,60-0,6<text:line-break/>desventura220,60-0,6<text:line-break/>retirar-él220,60-0,6<text:line-break/>Madalena220,60-0,6<text:line-break/>ballesta220,60-0,6<text:line-break/>acentuar220,60-0,6<text:line-break/>principio220,60-0,6<text:line-break/>aventura220,60-0,6<text:line-break/>regresar220,60-0,6<text:line-break/>múltiple220,60-0,6<text:line-break/>actual220,60-0,6<text:line-break/>doméstico220,60-0,6<text:line-break/>LASTICO-SEXUAL220,60-0,6<text:line-break/>surrealista220,60-0,6<text:line-break/>extraño220,60-0,6<text:line-break/>erotismo220,60-0,6<text:line-break/>rareza220,60-0,6<text:line-break/>remolacha220,60-0,6<text:line-break/>lectura220,60-0,6<text:line-break/>Salmo220,60-0,6<text:line-break/>Salmón220,60-0,6<text:line-break/>ciudad220,60-0,6<text:line-break/>regreso220,60-0,6<text:line-break/>ría220,60-0,6<text:line-break/>remitir220,60-0,6<text:line-break/>Zapato220,60-0,6<text:line-break/>Cortina220,60-0,6<text:line-break/>reducir220,60-0,6<text:line-break/>simplificada220,60-0,6<text:line-break/>emblema220,60-0,6<text:line-break/>libertad220,60-0,6<text:line-break/>dosis220,60-0,6<text:line-break/>subjetivo220,60-0,6<text:line-break/>simplicidad220,60-0,6<text:line-break/>posible220,60-0,6<text:line-break/>fin220,60-0,6<text:line-break/>tradicionalmente220,60-0,6<text:line-break/>incierto220,60-0,6<text:line-break/>limitación220,60-0,6<text:line-break/>silbato220,60-0,6<text:line-break/>descubrir220,60-0,6<text:line-break/>hombre220,60-0,6<text:line-break/>cómicamente220,60-0,6<text:line-break/>zapato220,60-0,6<text:line-break/>cortina220,60-0,6<text:line-break/>atribuido220,60-0,6<text:line-break/>confitera220,60-0,6<text:line-break/>confundir220,60-0,6<text:line-break/>intercambiar220,60-0,6<text:line-break/>paleta220,60-0,6<text:line-break/>cara220,60-0,6<text:line-break/>puchero220,60-0,6<text:line-break/>comprar220,60-0,6<text:line-break/>constantemente220,60-0,6<text:line-break/>adjetivo220,60-0,6<text:line-break/>despectivos220,60-0,6<text:line-break/>hijo220,60-0,6<text:line-break/>irónicamente220,60-0,6<text:line-break/>irritación220,60-0,6<text:line-break/>problema220,60-0,6<text:line-break/>fondo220,60-0,6<text:line-break/>vulgares220,60-0,6<text:line-break/>calificativo220,60-0,6<text:line-break/>insulto220,60-0,6<text:line-break/>insistencia220,60-0,6<text:line-break/>reiteración220,60-0,6<text:line-break/>redundancia220,60-0,6<text:line-break/>mañana220,60-0,6<text:line-break/>Fanny220,60-0,6<text:line-break/>contemplar220,60-0,6<text:line-break/>interpretado220,60-0,6<text:line-break/>sarcásticamente220,60-0,6<text:line-break/>brillante220,60-0,6<text:line-break/>atreverse220,60-0,6<text:line-break/>liberalón220,60-0,6<text:line-break/>derecho220,60-0,6<text:line-break/>superficial220,60-0,6<text:line-break/>1220,60-0,6<text:line-break/>pelo220,60-0,6<text:line-break/>constitución220,60-0,6<text:line-break/>autodenominar220,60-0,6<text:line-break/>empeño220,60-0,6<text:line-break/>ingeniosamente220,60-0,6<text:line-break/>aprobación220,60-0,6<text:line-break/>posterior220,60-0,6<text:line-break/>factor220,60-0,6<text:line-break/>anticipar220,60-0,6<text:line-break/>subverter220,60-0,6<text:line-break/>establecer220,60-0,6<text:line-break/>misterio220,60-0,6<text:line-break/>mística220,60-0,6<text:line-break/>cobrar220,60-0,6<text:line-break/>místico220,60-0,6<text:line-break/>desproporción220,60-0,6<text:line-break/>anticipación220,60-0,6<text:line-break/>aplicado220,60-0,6<text:line-break/>monaguillo220,60-0,6<text:line-break/>Parnaso220,60-0,6<text:line-break/>chisgarabís220,60-0,6<text:line-break/>cacumen220,60-0,6<text:line-break/>bajo220,60-0,6<text:line-break/>despectivo220,60-0,6<text:line-break/>incompetencia220,60-0,6<text:line-break/>ineptitud220,60-0,6<text:line-break/>culminación220,60-0,6<text:line-break/>vaso220,60-0,6<text:line-break/>ánfora220,60-0,6<text:line-break/>pitorro220,60-0,6<text:line-break/>reservado220,60-0,6<text:line-break/>irreverente220,60-0,6<text:line-break/>despreocupado220,60-0,6<text:line-break/>despreocupación220,60-0,6<text:line-break/>regla220,60-0,6<text:line-break/>chusco220,60-0,6<text:line-break/>vitamina220,60-0,6<text:line-break/>queso220,60-0,6<text:line-break/>hueso220,60-0,6<text:line-break/>ciruela220,60-0,6<text:line-break/>popular220,60-0,6<text:line-break/>pinchauvas220,60-0,6<text:line-break/>cantamañana220,60-0,6<text:line-break/>pareja220,60-0,6<text:line-break/>diferencia220,60-0,6<text:line-break/>farol220,60-0,6<text:line-break/>sota220,60-0,6<text:line-break/>resulte220,60-0,6<text:line-break/>reconocido220,60-0,6<text:line-break/>predicadores220,60-0,6<text:line-break/>famoso220,60-0,6<text:line-break/>Cicerón220,60-0,6<text:line-break/>reputación220,60-0,6<text:line-break/>cuarto220,60-0,6<text:line-break/>demás220,60-0,6<text:line-break/>ZOTES220,60-0,6<text:line-break/>erupción220,60-0,6<text:line-break/>resolver220,60-0,6<text:line-break/>banal220,60-0,6<text:line-break/>clave220,60-0,6<text:line-break/>`220,60-0,6<text:line-break/>anteriormente220,60-0,6<text:line-break/>disposición220,60-0,6<text:line-break/>ropa220,60-0,6<text:line-break/>brusca220,60-0,6<text:line-break/>transición220,60-0,6<text:line-break/>reñir220,60-0,6<text:line-break/>inglés220,60-0,6<text:line-break/>bofetadas220,60-0,6<text:line-break/>apretadas220,60-0,6<text:line-break/>hiperbólicas220,60-0,6<text:line-break/>preparar220,60-0,6<text:line-break/>desnuda220,60-0,6<text:line-break/>chocar220,60-0,6<text:line-break/>mítico220,60-0,6<text:line-break/>Tisbe220,60-0,6<text:line-break/>choque220,60-0,6<text:line-break/>drásticamente220,60-0,6<text:line-break/>acumulado220,60-0,6<text:line-break/>afán220,60-0,6<text:line-break/>tercio220,60-0,6<text:line-break/>cedro220,60-0,6<text:line-break/>rayo220,60-0,6<text:line-break/>amante220,60-0,6<text:line-break/>alud220,60-0,6<text:line-break/>revelando220,60-0,6<text:line-break/>directo220,60-0,6<text:line-break/>Oración220,60-0,6<text:line-break/>fúnebre220,60-0,6<text:line-break/>velorio220,60-0,6<text:line-break/>manifestar220,60-0,6<text:line-break/>exponer220,60-0,6<text:line-break/>filósofo220,60-0,6<text:line-break/>pesimista220,60-0,6<text:line-break/>instrucción220,60-0,6<text:line-break/>soberbia220,60-0,6<text:line-break/>tirar220,60-0,6<text:line-break/>conocimiento220,60-0,6<text:line-break/>mordaces220,60-0,6<text:line-break/>agudo220,60-0,6<text:line-break/>ortográfico220,60-0,6<text:line-break/>corrección220,60-0,6<text:line-break/>erudición220,60-0,6<text:line-break/>burlescas220,60-0,6<text:line-break/>qué220,60-0,6<text:line-break/>vestido220,60-0,6<text:line-break/>garbanzo220,60-0,6<text:line-break/>tarjeta220,60-0,6<text:line-break/>Congreso220,60-0,6<text:line-break/>mejor220,60-0,6<text:line-break/>renunciar220,60-0,6<text:line-break/>golondrina220,60-0,6<text:line-break/>paradojas220,60-0,6<text:line-break/>gustar220,60-0,6<text:line-break/>atracción220,60-0,6<text:line-break/>comentario220,60-0,6<text:line-break/>abordan220,60-0,6<text:line-break/>farsa220,60-0,6<text:line-break/>mito220,60-0,6<text:line-break/>mitología220,60-0,6<text:line-break/>advertir220,60-0,6<text:line-break/>engaño220,60-0,6<text:line-break/>zozobra220,60-0,6<text:line-break/>dicha220,60-0,6<text:line-break/>preferencia220,60-0,6<text:line-break/>pollino220,60-0,6<text:line-break/>urbano220,60-0,6<text:line-break/>idilios220,60-0,6<text:line-break/>gordo220,60-0,6<text:line-break/>zagala220,60-0,6<text:line-break/>viejo220,60-0,6<text:line-break/>autocrítica220,60-0,6<text:line-break/>esposa220,60-0,6<text:line-break/>guardar220,60-0,6<text:line-break/>corte220,60-0,6<text:line-break/>Corte220,60-0,6<text:line-break/>entretenido220,60-0,6<text:line-break/>llama220,60-0,6<text:line-break/>condenatorio220,60-0,6<text:line-break/>vanidad220,60-0,6<text:line-break/>saber220,60-0,6<text:line-break/>cuál220,60-0,6<text:line-break/>verano220,60-0,6<text:line-break/>canonizado220,60-0,6<text:line-break/>contradictorio220,60-0,6<text:line-break/>criticar220,60-0,6<text:line-break/>judaica220,60-0,6<text:line-break/>plebe220,60-0,6<text:line-break/>acusatorio220,60-0,6<text:line-break/>fabril220,60-0,6<text:line-break/>rabino220,60-0,6<text:line-break/>orientadas220,60-0,6<text:line-break/>radicar220,60-0,6<text:line-break/>albergar220,60-0,6<text:line-break/>ahora220,60-0,6<text:line-break/>casado220,60-0,6<text:line-break/>torillo220,60-0,6<text:line-break/>hadado220,60-0,6<text:line-break/>lidiar220,60-0,6<text:line-break/>salvación220,60-0,6<text:line-break/>aguacil220,60-0,6<text:line-break/>considerar35200,615-0,6<text:line-break/>persona20120,68-0,6<text:line-break/>campo960,63-0,6<text:line-break/>cómo22130,69-0,6<text:line-break/>pasado1170,64-0,6<text:line-break/>tipo1170,64-0,6<text:line-break/>conclusión1170,64-0,6<text:line-break/>común26150,611-0,6<text:line-break/>cierto1380,55-0,5<text:line-break/>significativo430,51-0,5<text:line-break/>idealizado430,51-0,5<text:line-break/>título430,51-0,5<text:line-break/>beber430,51-0,5<text:line-break/>contradicción430,51-0,5<text:line-break/>visualmente430,51-0,5<text:line-break/>prisión430,51-0,5<text:line-break/>implícito430,51-0,5<text:line-break/>filosófico430,51-0,5<text:line-break/>ignorancia430,51-0,5<text:line-break/>pues430,51-0,5<text:line-break/>creación430,51-0,5<text:line-break/>doloroso430,51-0,5<text:line-break/>bastante430,51-0,5<text:line-break/>despedir430,51-0,5<text:line-break/>añoranza430,51-0,5<text:line-break/>musical430,51-0,5<text:line-break/>impresión430,51-0,5<text:line-break/>favor430,51-0,5<text:line-break/>desenfadado430,51-0,5<text:line-break/>afirmar430,51-0,5<text:line-break/>desde430,51-0,5<text:line-break/>esencial430,51-0,5<text:line-break/>comportamiento430,51-0,5<text:line-break/>limosna430,51-0,5<text:line-break/>descritas430,51-0,5<text:line-break/>ese19110,58-0,5<text:line-break/>describir79420,537-0,5<text:line-break/>así21120,59-0,5<text:line-break/>aparente640,52-0,5<text:line-break/>poseer640,52-0,5<text:line-break/>justo640,52-0,5<text:line-break/>menudo640,52-0,5<text:line-break/>cielo640,52-0,5<text:line-break/>construido640,52-0,5<text:line-break/>medio640,52-0,5<text:line-break/>interpretarse640,52-0,5<text:line-break/>grande640,52-0,5<text:line-break/>esperar640,52-0,5<text:line-break/>terminar640,52-0,5<text:line-break/>connotaciones640,52-0,5<text:line-break/>cosa640,52-0,5<text:line-break/>hecho640,52-0,5<text:line-break/>placeres640,52-0,5<text:line-break/>mismo850,43-0,4<text:line-break/>transformación850,43-0,4<text:line-break/>incluso850,43-0,4<text:line-break/>ir850,43-0,4<text:line-break/>esfuerzo850,43-0,4<text:line-break/>incluir1060,44-0,4<text:line-break/>cuestión1060,44-0,4<text:line-break/>causar1060,44-0,4<text:line-break/>físico1270,45-0,4<text:line-break/>pesar1480,46-0,4<text:line-break/>presente1690,47-0,4<text:line-break/>general18100,48-0,4<text:line-break/>cambio20110,49-0,4<text:line-break/>abrumador110,30-0,3<text:line-break/>inventado110,30-0,3<text:line-break/>tergiversadas110,30-0,3<text:line-break/>pipa110,30-0,3<text:line-break/>Kwantúng110,30-0,3<text:line-break/>estereotípico110,30-0,3<text:line-break/>taza110,30-0,3<text:line-break/>té110,30-0,3<text:line-break/>Yuén-Súng110,30-0,3<text:line-break/>diario110,30-0,3<text:line-break/>sacar110,30-0,3<text:line-break/>cliché110,30-0,3<text:line-break/>China110,30-0,3<text:line-break/>estereotipada110,30-0,3<text:line-break/>desenfadada110,30-0,3<text:line-break/>smoking110,30-0,3<text:line-break/>skating110,30-0,3<text:line-break/>ring110,30-0,3<text:line-break/>producto110,30-0,3<text:line-break/>repetitiva110,30-0,3<text:line-break/>afectuosamente110,30-0,3<text:line-break/>sonoridad110,30-0,3<text:line-break/>anglicismos110,30-0,3<text:line-break/>Zeitúng110,30-0,3<text:line-break/>pronunciación110,30-0,3<text:line-break/>forzada110,30-0,3<text:line-break/>toma110,30-0,3<text:line-break/>Larache110,30-0,3<text:line-break/>pedorrras110,30-0,3<text:line-break/>ocurrente110,30-0,3<text:line-break/>agregan110,30-0,3<text:line-break/>eufemismo110,30-0,3<text:line-break/>pedorreas110,30-0,3<text:line-break/>escatológicas110,30-0,3<text:line-break/>malentendido110,30-0,3<text:line-break/>treinta110,30-0,3<text:line-break/>bélico110,30-0,3<text:line-break/>frívolo110,30-0,3<text:line-break/>número110,30-0,3<text:line-break/>bélica110,30-0,3<text:line-break/>propensas110,30-0,3<text:line-break/>percibirse110,30-0,3<text:line-break/>induzcan110,30-0,3<text:line-break/>detenido110,30-0,3<text:line-break/>clasificamos110,30-0,3<text:line-break/>feraz110,30-0,3<text:line-break/>cura110,30-0,3<text:line-break/>desilusionado110,30-0,3<text:line-break/>merecer110,30-0,3<text:line-break/>fatigando110,30-0,3<text:line-break/>rencor110,30-0,3<text:line-break/>Guernica110,30-0,3<text:line-break/>roblar110,30-0,3<text:line-break/>otero110,30-0,3<text:line-break/>paradoja110,30-0,3<text:line-break/>valiente110,30-0,3<text:line-break/>amenazador110,30-0,3<text:line-break/>estrategia110,30-0,3<text:line-break/>pelear110,30-0,3<text:line-break/>inofensivo110,30-0,3<text:line-break/>pintoresco110,30-0,3<text:line-break/>derivar110,30-0,3<text:line-break/>postura110,30-0,3<text:line-break/>presumir110,30-0,3<text:line-break/>bravura110,30-0,3<text:line-break/>ejercer110,30-0,3<text:line-break/>intimidación110,30-0,3<text:line-break/>desafiado110,30-0,3<text:line-break/>ineficacia110,30-0,3<text:line-break/>admisión110,30-0,3<text:line-break/>impotencia110,30-0,3<text:line-break/>exacerban110,30-0,3<text:line-break/>satiriza110,30-0,3<text:line-break/>matón110,30-0,3<text:line-break/>monta110,30-0,3<text:line-break/>temido110,30-0,3<text:line-break/>confesar110,30-0,3<text:line-break/>marchar-él110,30-0,3<text:line-break/>humoriza110,30-0,3<text:line-break/>cobarde110,30-0,3<text:line-break/>artificioso110,30-0,3<text:line-break/>político110,30-0,3<text:line-break/>recalcitrantes110,30-0,3<text:line-break/>revolucionarios110,30-0,3<text:line-break/>desproporcionados110,30-0,3<text:line-break/>categorizar110,30-0,3<text:line-break/>R110,30-0,3<text:line-break/>rimbombante110,30-0,3<text:line-break/>solemnemente110,30-0,3<text:line-break/>fonético110,30-0,3<text:line-break/>tópico110,30-0,3<text:line-break/>considerado110,30-0,3<text:line-break/>republicano110,30-0,3<text:line-break/>repentistas110,30-0,3<text:line-break/>reformista110,30-0,3<text:line-break/>absurdamente110,30-0,3<text:line-break/>desproporcionadas110,30-0,3<text:line-break/>exacerba110,30-0,3<text:line-break/>insólitas110,30-0,3<text:line-break/>impactantes110,30-0,3<text:line-break/>incitar110,30-0,3<text:line-break/>cómplice110,30-0,3<text:line-break/>despliegue110,30-0,3<text:line-break/>imaginativo110,30-0,3<text:line-break/>extraordinariamente110,30-0,3<text:line-break/>asimilar110,30-0,3<text:line-break/>asociación110,30-0,3<text:line-break/>barroco110,30-0,3<text:line-break/>demostrar110,30-0,3<text:line-break/>grotescas110,30-0,3<text:line-break/>inicio110,30-0,3<text:line-break/>imitar110,30-0,3<text:line-break/>cuento110,30-0,3<text:line-break/>infantil110,30-0,3<text:line-break/>gigantesca110,30-0,3<text:line-break/>orgulloso110,30-0,3<text:line-break/>pelea110,30-0,3<text:line-break/>Castilla110,30-0,3<text:line-break/>mutilado110,30-0,3<text:line-break/>arrogancia110,30-0,3<text:line-break/>devolver110,30-0,3<text:line-break/>retirada110,30-0,3<text:line-break/>rosario110,30-0,3<text:line-break/>matar110,30-0,3<text:line-break/>pardales110,30-0,3<text:line-break/>ventaja110,30-0,3<text:line-break/>obtenido110,30-0,3<text:line-break/>infortunios110,30-0,3<text:line-break/>mínimo110,30-0,3<text:line-break/>trivialización110,30-0,3<text:line-break/>beneficio110,30-0,3<text:line-break/>facilidad110,30-0,3<text:line-break/>palo110,30-0,3<text:line-break/>guerrero110,30-0,3<text:line-break/>formidable110,30-0,3<text:line-break/>quitar110,30-0,3<text:line-break/>cana110,30-0,3<text:line-break/>tierna110,30-0,3<text:line-break/>moraleja110,30-0,3<text:line-break/>Leopoldo110,30-0,3<text:line-break/>Lugones110,30-0,3<text:line-break/>evocaría110,30-0,3<text:line-break/>grotesco110,30-0,3<text:line-break/>morder110,30-0,3<text:line-break/>goce110,30-0,3<text:line-break/>felino110,30-0,3<text:line-break/>fanfarria110,30-0,3<text:line-break/>carnal110,30-0,3<text:line-break/>hacer-yo110,30-0,3<text:line-break/>interpretados110,30-0,3<text:line-break/>dispar110,30-0,3<text:line-break/>asnal110,30-0,3<text:line-break/>oreja110,30-0,3<text:line-break/>parodiar110,30-0,3<text:line-break/>grandilocuencia110,30-0,3<text:line-break/>post-meriddem110,30-0,3<text:line-break/>Camino110,30-0,3<text:line-break/>proyección110,30-0,3<text:line-break/>suaviza110,30-0,3<text:line-break/>plata110,30-0,3<text:line-break/>Eslava110,30-0,3<text:line-break/>intelectualidad110,30-0,3<text:line-break/>inherentemente110,30-0,3<text:line-break/>inmortal110,30-0,3<text:line-break/>pidiola110,30-0,3<text:line-break/>diola110,30-0,3<text:line-break/>empleo110,30-0,3<text:line-break/>manifiestas110,30-0,3<text:line-break/>intrincada110,30-0,3<text:line-break/>requerir110,30-0,3<text:line-break/>analizar110,30-0,3<text:line-break/>llamativas110,30-0,3<text:line-break/>salmo110,30-0,3<text:line-break/>salmón110,30-0,3<text:line-break/>traducir110,30-0,3<text:line-break/>denotando110,30-0,3<text:line-break/>artístico110,30-0,3<text:line-break/>hondido110,30-0,3<text:line-break/>hoz110,30-0,3<text:line-break/>coz110,30-0,3<text:line-break/>tragaluz110,30-0,3<text:line-break/>subtítulo110,30-0,3<text:line-break/>totalidad110,30-0,3<text:line-break/>concatenación110,30-0,3<text:line-break/>incongruencias110,30-0,3<text:line-break/>patrón110,30-0,3<text:line-break/>mueble110,30-0,3<text:line-break/>determinar110,30-0,3<text:line-break/>honestidad110,30-0,3<text:line-break/>certeza110,30-0,3<text:line-break/>pudiendo110,30-0,3<text:line-break/>amplio110,30-0,3<text:line-break/>definitivo110,30-0,3<text:line-break/>peculiaridad110,30-0,3<text:line-break/>inserción110,30-0,3<text:line-break/>originalidad110,30-0,3<text:line-break/>igual110,30-0,3<text:line-break/>música110,30-0,3<text:line-break/>medida110,30-0,3<text:line-break/>interpretarlo110,30-0,3<text:line-break/>minimalisto110,30-0,3<text:line-break/>prioridad110,30-0,3<text:line-break/>complicar110,30-0,3<text:line-break/>determinante110,30-0,3<text:line-break/>arriesga110,30-0,3<text:line-break/>asemejar110,30-0,3<text:line-break/>Justina110,30-0,3<text:line-break/>perseguir110,30-0,3<text:line-break/>robusta110,30-0,3<text:line-break/>moza110,30-0,3<text:line-break/>inusualmente110,30-0,3<text:line-break/>trecebundo110,30-0,3<text:line-break/>dramáticamente110,30-0,3<text:line-break/>desproporcionado110,30-0,3<text:line-break/>situacionalmente110,30-0,3<text:line-break/>tremebundo110,30-0,3<text:line-break/>tocaban110,30-0,3<text:line-break/>muchacha110,30-0,3<text:line-break/>desconciertan110,30-0,3<text:line-break/>tocar110,30-0,3<text:line-break/>retreta110,30-0,3<text:line-break/>acontecimiento110,30-0,3<text:line-break/>lógica110,30-0,3<text:line-break/>ilógico110,30-0,3<text:line-break/>entrar110,30-0,3<text:line-break/>silbatos110,30-0,3<text:line-break/>desconcierto110,30-0,3<text:line-break/>complementar110,30-0,3<text:line-break/>empezar110,30-0,3<text:line-break/>compra110,30-0,3<text:line-break/>pronto110,30-0,3<text:line-break/>enganchado110,30-0,3<text:line-break/>inexistente110,30-0,3<text:line-break/>lógico110,30-0,3<text:line-break/>disparatado110,30-0,3<text:line-break/>Pechina110,30-0,3<text:line-break/>grotesca110,30-0,3<text:line-break/>decisión110,30-0,3<text:line-break/>quejar110,30-0,3<text:line-break/>hambrón110,30-0,3<text:line-break/>zorra110,30-0,3<text:line-break/>solución110,30-0,3<text:line-break/>proponer110,30-0,3<text:line-break/>Chupa110,30-0,3<text:line-break/>heno110,30-0,3<text:line-break/>chúpate110,30-0,3<text:line-break/>carajo110,30-0,3<text:line-break/>vulgar110,30-0,3<text:line-break/>dramatismo110,30-0,3<text:line-break/>proporción110,30-0,3<text:line-break/>respecto110,30-0,3<text:line-break/>compartir110,30-0,3<text:line-break/>maldición110,30-0,3<text:line-break/>irreverencia110,30-0,3<text:line-break/>maldice110,30-0,3<text:line-break/>comparándolos110,30-0,3<text:line-break/>bíblicas110,30-0,3<text:line-break/>ingeniosos110,30-0,3<text:line-break/>repetitivo110,30-0,3<text:line-break/>reiterar110,30-0,3<text:line-break/>variados110,30-0,3<text:line-break/>demanda110,30-0,3<text:line-break/>oferta110,30-0,3<text:line-break/>creciente110,30-0,3<text:line-break/>desbordar110,30-0,3<text:line-break/>mas110,30-0,3<text:line-break/>semánticos110,30-0,3<text:line-break/>ambigüedad110,30-0,3<text:line-break/>reiterativo110,30-0,3<text:line-break/>inmerso110,30-0,3<text:line-break/>trabalengua110,30-0,3<text:line-break/>caprichoso110,30-0,3<text:line-break/>creatividad110,30-0,3<text:line-break/>floral110,30-0,3<text:line-break/>fresca110,30-0,3<text:line-break/>derivado110,30-0,3<text:line-break/>leve110,30-0,3<text:line-break/>volver-él110,30-0,3<text:line-break/>espaldas110,30-0,3<text:line-break/>variación110,30-0,3<text:line-break/>enfocada110,30-0,3<text:line-break/>refrescante110,30-0,3<text:line-break/>agradable110,30-0,3<text:line-break/>“110,30-0,3<text:line-break/>”110,30-0,3<text:line-break/>derivación110,30-0,3<text:line-break/>involuntariamente110,30-0,3<text:line-break/>redundante110,30-0,3<text:line-break/>desviándose110,30-0,3<text:line-break/>espalda110,30-0,3<text:line-break/>infiel110,30-0,3<text:line-break/>necesitar110,30-0,3<text:line-break/>presentadas—como110,30-0,3<text:line-break/>cabello110,30-0,3<text:line-break/>creación—añaden110,30-0,3<text:line-break/>serviles110,30-0,3<text:line-break/>pancistas110,30-0,3<text:line-break/>pitancines110,30-0,3<text:line-break/>atributo110,30-0,3<text:line-break/>lucientes110,30-0,3<text:line-break/>pomposa110,30-0,3<text:line-break/>ley110,30-0,3<text:line-break/>auténtico110,30-0,3<text:line-break/>cohecho110,30-0,3<text:line-break/>aspirar110,30-0,3<text:line-break/>bruñidas110,30-0,3<text:line-break/>especifico110,30-0,3<text:line-break/>atención110,30-0,3<text:line-break/>apellido110,30-0,3<text:line-break/>exclamaciones110,30-0,3<text:line-break/>mediocre110,30-0,3<text:line-break/>desagradable110,30-0,3<text:line-break/>erróneamente110,30-0,3<text:line-break/>celebrado110,30-0,3<text:line-break/>autoconciencia110,30-0,3<text:line-break/>realmente110,30-0,3<text:line-break/>fatal110,30-0,3<text:line-break/>efusivamente110,30-0,3<text:line-break/>aplauso110,30-0,3<text:line-break/>autoalabanza110,30-0,3<text:line-break/>es110,30-0,3<text:line-break/>bronco-chillona110,30-0,3<text:line-break/>generado110,30-0,3<text:line-break/>todos110,30-0,3<text:line-break/>regocijo110,30-0,3<text:line-break/>mediocridad110,30-0,3<text:line-break/>compararla110,30-0,3<text:line-break/>excelencia110,30-0,3<text:line-break/>Moreto110,30-0,3<text:line-break/>fortalece110,30-0,3<text:line-break/>etérea110,30-0,3<text:line-break/>potencialmente110,30-0,3<text:line-break/>anticlímax110,30-0,3<text:line-break/>catorce110,30-0,3<text:line-break/>interlocutor110,30-0,3<text:line-break/>desconcertar110,30-0,3<text:line-break/>pago110,30-0,3<text:line-break/>inteligente110,30-0,3<text:line-break/>pretencioso110,30-0,3<text:line-break/>escaso110,30-0,3<text:line-break/>genuino110,30-0,3<text:line-break/>ridiculizado110,30-0,3<text:line-break/>inaptitud110,30-0,3<text:line-break/>vate110,30-0,3<text:line-break/>huero110,30-0,3<text:line-break/>presuntuoso110,30-0,3<text:line-break/>presunto110,30-0,3<text:line-break/>desinflando110,30-0,3<text:line-break/>compararlo110,30-0,3<text:line-break/>Petrarca110,30-0,3<text:line-break/>Garcilaso110,30-0,3<text:line-break/>efectivamente110,30-0,3<text:line-break/>segundo110,30-0,3<text:line-break/>tibor110,30-0,3<text:line-break/>porcelana110,30-0,3<text:line-break/>etrusco110,30-0,3<text:line-break/>tinaja110,30-0,3<text:line-break/>griego110,30-0,3<text:line-break/>frigorizar110,30-0,3<text:line-break/>función110,30-0,3<text:line-break/>funcional110,30-0,3<text:line-break/>glorioso110,30-0,3<text:line-break/>personificación110,30-0,3<text:line-break/>entusiasmo110,30-0,3<text:line-break/>sublimes110,30-0,3<text:line-break/>fundamentalmente110,30-0,3<text:line-break/>despreciar110,30-0,3<text:line-break/>porcelanas110,30-0,3<text:line-break/>oriental110,30-0,3<text:line-break/>vasos110,30-0,3<text:line-break/>etruscos110,30-0,3<text:line-break/>funcionalidad110,30-0,3<text:line-break/>enfriar110,30-0,3<text:line-break/>cacharro110,30-0,3<text:line-break/>método110,30-0,3<text:line-break/>simplista110,30-0,3<text:line-break/>rimen110,30-0,3<text:line-break/>asco110,30-0,3<text:line-break/>sistema110,30-0,3<text:line-break/>tosco110,30-0,3<text:line-break/>armar110,30-0,3<text:line-break/>explicar110,30-0,3<text:line-break/>paródica110,30-0,3<text:line-break/>vasco110,30-0,3<text:line-break/>pedrusco110,30-0,3<text:line-break/>fosco110,30-0,3<text:line-break/>desmitificar110,30-0,3<text:line-break/>presentar-él110,30-0,3<text:line-break/>rigor110,30-0,3<text:line-break/>auto-satisfacción110,30-0,3<text:line-break/>carne110,30-0,3<text:line-break/>gallina110,30-0,3<text:line-break/>jota110,30-0,3<text:line-break/>anillo110,30-0,3<text:line-break/>lanas110,30-0,3<text:line-break/>exagerar110,30-0,3<text:line-break/>Joaquín110,30-0,3<text:line-break/>Sabina110,30-0,3<text:line-break/>paralelismos110,30-0,3<text:line-break/>retratadas110,30-0,3<text:line-break/>sumar110,30-0,3<text:line-break/>desprestigia110,30-0,3<text:line-break/>Campazas110,30-0,3<text:line-break/>seudónimo110,30-0,3<text:line-break/>Isla110,30-0,3<text:line-break/>malo110,30-0,3<text:line-break/>minimiza110,30-0,3<text:line-break/>llamándolos110,30-0,3<text:line-break/>renombrada110,30-0,3<text:line-break/>confieren110,30-0,3<text:line-break/>ridiculizando110,30-0,3<text:line-break/>llamarlos110,30-0,3<text:line-break/>Blas110,30-0,3<text:line-break/>mozalbetes110,30-0,3<text:line-break/>igualan110,30-0,3<text:line-break/>superar110,30-0,3<text:line-break/>meter110,30-0,3<text:line-break/>ruido110,30-0,3<text:line-break/>reconocidos110,30-0,3<text:line-break/>desmerecer110,30-0,3<text:line-break/>Tulio110,30-0,3<text:line-break/>local110,30-0,3<text:line-break/>venerados110,30-0,3<text:line-break/>estulticia110,30-0,3<text:line-break/>Hierve110,30-0,3<text:line-break/>brotar110,30-0,3<text:line-break/>mejilla110,30-0,3<text:line-break/>doblan110,30-0,3<text:line-break/>rodilla110,30-0,3<text:line-break/>solamente110,30-0,3<text:line-break/>llevándolo110,30-0,3<text:line-break/>insignificante110,30-0,3<text:line-break/>anti-climática110,30-0,3<text:line-break/>antes110,30-0,3<text:line-break/>vívida110,30-0,3<text:line-break/>angustioso110,30-0,3<text:line-break/>intensificar110,30-0,3<text:line-break/>aparecimiento110,30-0,3<text:line-break/>previamente110,30-0,3<text:line-break/>granos110,30-0,3<text:line-break/>presentándose110,30-0,3<text:line-break/>melodramático110,30-0,3<text:line-break/>brusco110,30-0,3<text:line-break/>preocupar-él110,30-0,3<text:line-break/>estación110,30-0,3<text:line-break/>etapa110,30-0,3<text:line-break/>desvanecen110,30-0,3<text:line-break/>volátil110,30-0,3<text:line-break/>conservar110,30-0,3<text:line-break/>mes110,30-0,3<text:line-break/>mencionando110,30-0,3<text:line-break/>declarar110,30-0,3<text:line-break/>Mas110,30-0,3<text:line-break/>pidas110,30-0,3<text:line-break/>repentino110,30-0,3<text:line-break/>económico110,30-0,3<text:line-break/>liguístico110,30-0,3<text:line-break/>humaniza110,30-0,3<text:line-break/>identifique110,30-0,3<text:line-break/>aprecie110,30-0,3<text:line-break/>discrepancia110,30-0,3<text:line-break/>práctico110,30-0,3<text:line-break/>exaltada110,30-0,3<text:line-break/>dispuesto110,30-0,3<text:line-break/>grandiosos110,30-0,3<text:line-break/>sufriente110,30-0,3<text:line-break/>límite110,30-0,3<text:line-break/>concreto110,30-0,3<text:line-break/>precede110,30-0,3<text:line-break/>contemporáneo110,30-0,3<text:line-break/>cuartetos110,30-0,3<text:line-break/>prometer110,30-0,3<text:line-break/>comparables110,30-0,3<text:line-break/>Homero110,30-0,3<text:line-break/>comparándose110,30-0,3<text:line-break/>desfavorablemente110,30-0,3<text:line-break/>incomodidad110,30-0,3<text:line-break/>pretendiendo110,30-0,3<text:line-break/>carrera110,30-0,3<text:line-break/>universitario110,30-0,3<text:line-break/>ganar-él110,30-0,3<text:line-break/>lista110,30-0,3<text:line-break/>previsible110,30-0,3<text:line-break/>potente110,30-0,3<text:line-break/>incómodas110,30-0,3<text:line-break/>enumera110,30-0,3<text:line-break/>indudablemente110,30-0,3<text:line-break/>quemarse110,30-0,3<text:line-break/>hierro110,30-0,3<text:line-break/>arder110,30-0,3<text:line-break/>colocar110,30-0,3<text:line-break/>compararlas110,30-0,3<text:line-break/>palidecen110,30-0,3<text:line-break/>estrenar110,30-0,3<text:line-break/>acumular110,30-0,3<text:line-break/>mencionadas110,30-0,3<text:line-break/>subvertida110,30-0,3<text:line-break/>burdas110,30-0,3<text:line-break/>rota110,30-0,3<text:line-break/>iniciar110,30-0,3<text:line-break/>ajustándose110,30-0,3<text:line-break/>consiguiente110,30-0,3<text:line-break/>vulgaridad110,30-0,3<text:line-break/>aurora110,30-0,3<text:line-break/>Tisbr110,30-0,3<text:line-break/>Alfinto110,30-0,3<text:line-break/>quedándose110,30-0,3<text:line-break/>burdo110,30-0,3<text:line-break/>amplifica110,30-0,3<text:line-break/>chistoso110,30-0,3<text:line-break/>bucólica110,30-0,3<text:line-break/>soñadora110,30-0,3<text:line-break/>repentinamente110,30-0,3<text:line-break/>anti-romántico110,30-0,3<text:line-break/>melosa110,30-0,3<text:line-break/>romperla110,30-0,3<text:line-break/>eficaz110,30-0,3<text:line-break/>mágico110,30-0,3<text:line-break/>correspondida110,30-0,3<text:line-break/>idealización110,30-0,3<text:line-break/>aprovechar110,30-0,3<text:line-break/>partir110,30-0,3<text:line-break/>desmedido110,30-0,3<text:line-break/>imponente110,30-0,3<text:line-break/>trágicas110,30-0,3<text:line-break/>¿110,30-0,3<text:line-break/>?110,30-0,3<text:line-break/>cesar110,30-0,3<text:line-break/>desvelo110,30-0,3<text:line-break/>planteadas110,30-0,3<text:line-break/>relaje110,30-0,3<text:line-break/>montaje110,30-0,3<text:line-break/>gigante110,30-0,3<text:line-break/>derritiéndose110,30-0,3<text:line-break/>derritiendo110,30-0,3<text:line-break/>insertar110,30-0,3<text:line-break/>desencadenar110,30-0,3<text:line-break/>asistir110,30-0,3<text:line-break/>cada110,30-0,3<text:line-break/>correspondiente110,30-0,3<text:line-break/>tonto110,30-0,3<text:line-break/>identificándolo110,30-0,3<text:line-break/>ocasión110,30-0,3<text:line-break/>casual110,30-0,3<text:line-break/>asistente110,30-0,3<text:line-break/>sentado110,30-0,3<text:line-break/>inesperadamente110,30-0,3<text:line-break/>Bretón110,30-0,3<text:line-break/>Herreros110,30-0,3<text:line-break/>basar110,30-0,3<text:line-break/>fallecido110,30-0,3<text:line-break/>gusto110,30-0,3<text:line-break/>favorablemente110,30-0,3<text:line-break/>tiñe110,30-0,3<text:line-break/>intercambio110,30-0,3<text:line-break/>frecuentar110,30-0,3<text:line-break/>calificar-él110,30-0,3<text:line-break/>enseñanza110,30-0,3<text:line-break/>marchar110,30-0,3<text:line-break/>disonancia110,30-0,3<text:line-break/>doctrina110,30-0,3<text:line-break/>planteando110,30-0,3<text:line-break/>aparecer110,30-0,3<text:line-break/>marchándose110,30-0,3<text:line-break/>trivializar110,30-0,3<text:line-break/>representativo110,30-0,3<text:line-break/>pensador110,30-0,3<text:line-break/>optar110,30-0,3<text:line-break/>sabio110,30-0,3<text:line-break/>mostrarlo110,30-0,3<text:line-break/>alcohol110,30-0,3<text:line-break/>perpetuo110,30-0,3<text:line-break/>racional110,30-0,3<text:line-break/>dilemas110,30-0,3<text:line-break/>infructuosa110,30-0,3<text:line-break/>satisfacer110,30-0,3<text:line-break/>acompañen110,30-0,3<text:line-break/>continuo110,30-0,3<text:line-break/>inconsistencia110,30-0,3<text:line-break/>aparentar110,30-0,3<text:line-break/>racionalidad110,30-0,3<text:line-break/>lograr-él110,30-0,3<text:line-break/>suficientemente110,30-0,3<text:line-break/>contrarrestar110,30-0,3<text:line-break/>demasiado110,30-0,3<text:line-break/>subvierte110,30-0,3<text:line-break/>suntuosos110,30-0,3<text:line-break/>roca110,30-0,3<text:line-break/>pedrería110,30-0,3<text:line-break/>fantástico110,30-0,3<text:line-break/>intangible110,30-0,3<text:line-break/>brebaje110,30-0,3<text:line-break/>meticulosamente110,30-0,3<text:line-break/>preparado110,30-0,3<text:line-break/>elixir110,30-0,3<text:line-break/>desecha110,30-0,3<text:line-break/>detallado110,30-0,3<text:line-break/>abstracto110,30-0,3<text:line-break/>onza110,30-0,3<text:line-break/>fuente110,30-0,3<text:line-break/>exagera110,30-0,3<text:line-break/>romo110,30-0,3<text:line-break/>Hipócrita110,30-0,3<text:line-break/>gandul110,30-0,3<text:line-break/>nefasto110,30-0,3<text:line-break/>ironiza110,30-0,3<text:line-break/>ortografía110,30-0,3<text:line-break/>pretensión110,30-0,3<text:line-break/>acerba110,30-0,3<text:line-break/>elemental110,30-0,3<text:line-break/>agradecer110,30-0,3<text:line-break/>tinte110,30-0,3<text:line-break/>dramatizar110,30-0,3<text:line-break/>Cuánto110,30-0,3<text:line-break/>meditando110,30-0,3<text:line-break/>aceptar110,30-0,3<text:line-break/>corregir110,30-0,3<text:line-break/>inteligencia110,30-0,3<text:line-break/>burlona110,30-0,3<text:line-break/>senda110,30-0,3<text:line-break/>lucir110,30-0,3<text:line-break/>brío110,30-0,3<text:line-break/>procurar110,30-0,3<text:line-break/>ciencia110,30-0,3<text:line-break/>empache110,30-0,3<text:line-break/>escribas110,30-0,3<text:line-break/>gramatical110,30-0,3<text:line-break/>baile110,30-0,3<text:line-break/>contar110,30-0,3<text:line-break/>animalescas110,30-0,3<text:line-break/>degradantes110,30-0,3<text:line-break/>incongruente110,30-0,3<text:line-break/>hora110,30-0,3<text:line-break/>pie110,30-0,3<text:line-break/>deshumaniza110,30-0,3<text:line-break/>tisú110,30-0,3<text:line-break/>ridiculizantes110,30-0,3<text:line-break/>incredulidad110,30-0,3<text:line-break/>lea110,30-0,3<text:line-break/>Renunciaré110,30-0,3<text:line-break/>desdoro110,30-0,3<text:line-break/>te110,30-0,3<text:line-break/>categorizarlo110,30-0,3<text:line-break/>geográfico110,30-0,3<text:line-break/>fontana110,30-0,3<text:line-break/>Trevi110,30-0,3<text:line-break/>Vaticano110,30-0,3<text:line-break/>Foro110,30-0,3<text:line-break/>ubicaciones110,30-0,3<text:line-break/>predomina110,30-0,3<text:line-break/>residente110,30-0,3<text:line-break/>grandiosamente110,30-0,3<text:line-break/>posa110,30-0,3<text:line-break/>alimento110,30-0,3<text:line-break/>categorizado110,30-0,3<text:line-break/>referir110,30-0,3<text:line-break/>ídolo110,30-0,3<text:line-break/>confinamiento110,30-0,3<text:line-break/>refugio110,30-0,3<text:line-break/>dilema110,30-0,3<text:line-break/>mitigar110,30-0,3<text:line-break/>interés110,30-0,3<text:line-break/>socarrón110,30-0,3<text:line-break/>contrastantes110,30-0,3<text:line-break/>particular110,30-0,3<text:line-break/>ingeniosas110,30-0,3<text:line-break/>acerca110,30-0,3<text:line-break/>galardón110,30-0,3<text:line-break/>abismo110,30-0,3<text:line-break/>eventualmente110,30-0,3<text:line-break/>sobrio110,30-0,3<text:line-break/>erudito110,30-0,3<text:line-break/>transformándose110,30-0,3<text:line-break/>Cisne110,30-0,3<text:line-break/>subversión110,30-0,3<text:line-break/>moderno110,30-0,3<text:line-break/>finalizar110,30-0,3<text:line-break/>describiéndolo110,30-0,3<text:line-break/>despectivamente110,30-0,3<text:line-break/>Zeus110,30-0,3<text:line-break/>adoptado110,30-0,3<text:line-break/>conquistar110,30-0,3<text:line-break/>mortal110,30-0,3<text:line-break/>Europa110,30-0,3<text:line-break/>metamorfosis110,30-0,3<text:line-break/>implicaciones110,30-0,3<text:line-break/>adopta110,30-0,3<text:line-break/>vacuidad110,30-0,3<text:line-break/>abundancia110,30-0,3<text:line-break/>carencia110,30-0,3<text:line-break/>destinar110,30-0,3<text:line-break/>cuestionamiento110,30-0,3<text:line-break/>maldecirte110,30-0,3<text:line-break/>confrontación110,30-0,3<text:line-break/>acaso110,30-0,3<text:line-break/>estúpido110,30-0,3<text:line-break/>ligado110,30-0,3<text:line-break/>posesión110,30-0,3<text:line-break/>insatisfecha110,30-0,3<text:line-break/>vacío110,30-0,3<text:line-break/>Creso110,30-0,3<text:line-break/>Sansón110,30-0,3<text:line-break/>fortuna110,30-0,3<text:line-break/>completar110,30-0,3<text:line-break/>interrogante110,30-0,3<text:line-break/>llenar110,30-0,3<text:line-break/>poner110,30-0,3<text:line-break/>riquezas110,30-0,3<text:line-break/>ansiedad110,30-0,3<text:line-break/>preocupación110,30-0,3<text:line-break/>andar110,30-0,3<text:line-break/>merendar110,30-0,3<text:line-break/>preferir110,30-0,3<text:line-break/>comodidad110,30-0,3<text:line-break/>sustituto110,30-0,3<text:line-break/>brindar110,30-0,3<text:line-break/>aventureras110,30-0,3<text:line-break/>adelante110,30-0,3<text:line-break/>nave110,30-0,3<text:line-break/>viró110,30-0,3<text:line-break/>bordo110,30-0,3<text:line-break/>finalización110,30-0,3<text:line-break/>gordura110,30-0,3<text:line-break/>muestra110,30-0,3<text:line-break/>autoironía110,30-0,3<text:line-break/>auto-reflexión110,30-0,3<text:line-break/>vigor110,30-0,3<text:line-break/>expedición110,30-0,3<text:line-break/>confort110,30-0,3<text:line-break/>rústica110,30-0,3<text:line-break/>cómodo110,30-0,3<text:line-break/>resignar110,30-0,3<text:line-break/>idoneidad110,30-0,3<text:line-break/>disfrutar110,30-0,3<text:line-break/>reconocible110,30-0,3<text:line-break/>ver-él110,30-0,3<text:line-break/>reflejados110,30-0,3<text:line-break/>juvenil110,30-0,3<text:line-break/>fatiga110,30-0,3<text:line-break/>campestres110,30-0,3<text:line-break/>cansancio110,30-0,3<text:line-break/>pragmático110,30-0,3<text:line-break/>sentir-él110,30-0,3<text:line-break/>autodeprecación110,30-0,3<text:line-break/>sentar110,30-0,3<text:line-break/>formato110,30-0,3<text:line-break/>controlar110,30-0,3<text:line-break/>cordura110,30-0,3<text:line-break/>príncipes110,30-0,3<text:line-break/>duques110,30-0,3<text:line-break/>proteger110,30-0,3<text:line-break/>sarcástica110,30-0,3<text:line-break/>reprimenda110,30-0,3<text:line-break/>malhaya110,30-0,3<text:line-break/>reprensión110,30-0,3<text:line-break/>conducta110,30-0,3<text:line-break/>señalando110,30-0,3<text:line-break/>discreción110,30-0,3<text:line-break/>enojo110,30-0,3<text:line-break/>minimizan110,30-0,3<text:line-break/>molestaría110,30-0,3<text:line-break/>honrado110,30-0,3<text:line-break/>acaloradas110,30-0,3<text:line-break/>consecuencia110,30-0,3<text:line-break/>retratar110,30-0,3<text:line-break/>reprender110,30-0,3<text:line-break/>discreto110,30-0,3<text:line-break/>importante110,30-0,3<text:line-break/>moralista110,30-0,3<text:line-break/>preocupado110,30-0,3<text:line-break/>hastío110,30-0,3<text:line-break/>anulada110,30-0,3<text:line-break/>pese110,30-0,3<text:line-break/>discusión110,30-0,3<text:line-break/>ocurrir110,30-0,3<text:line-break/>entretejido110,30-0,3<text:line-break/>adquirido110,30-0,3<text:line-break/>ferias110,30-0,3<text:line-break/>suelto110,30-0,3<text:line-break/>caudal110,30-0,3<text:line-break/>salobre110,30-0,3<text:line-break/>equivaler110,30-0,3<text:line-break/>comedianta110,30-0,3<text:line-break/>Siglo110,30-0,3<text:line-break/>Oro110,30-0,3<text:line-break/>explícito110,30-0,3<text:line-break/>faltar110,30-0,3<text:line-break/>imaginarias110,30-0,3<text:line-break/>acusar110,30-0,3<text:line-break/>judaizantes110,30-0,3<text:line-break/>criptojudaísmo110,30-0,3<text:line-break/>sociedad110,30-0,3<text:line-break/>desaprobación110,30-0,3<text:line-break/>persecución110,30-0,3<text:line-break/>basadas110,30-0,3<text:line-break/>creencia110,30-0,3<text:line-break/>risibles110,30-0,3<text:line-break/>castigo110,30-0,3<text:line-break/>ácido110,30-0,3<text:line-break/>confeso110,30-0,3<text:line-break/>apostasía110,30-0,3<text:line-break/>denunciar110,30-0,3<text:line-break/>censurar110,30-0,3<text:line-break/>impiedad110,30-0,3<text:line-break/>judaizante110,30-0,3<text:line-break/>traición110,30-0,3<text:line-break/>cargar110,30-0,3<text:line-break/>fundado110,30-0,3<text:line-break/>cristiano110,30-0,3<text:line-break/>Líneas110,30-0,3<text:line-break/>Jordán110,30-0,3<text:line-break/>trasladan110,30-0,3<text:line-break/>Italía110,30-0,3<text:line-break/>exagerando110,30-0,3<text:line-break/>tontivano110,30-0,3<text:line-break/>acabar110,30-0,3<text:line-break/>vago110,30-0,3<text:line-break/>derecha110,30-0,3<text:line-break/>autoridad110,30-0,3<text:line-break/>Medinilla110,30-0,3<text:line-break/>Zarate110,30-0,3<text:line-break/>pintan110,30-0,3<text:line-break/>caballero110,30-0,3<text:line-break/>burlesca110,30-0,3<text:line-break/>comentar110,30-0,3<text:line-break/>conyugal110,30-0,3<text:line-break/>doña110,30-0,3<text:line-break/>Sánchez110,30-0,3<text:line-break/>don110,30-0,3<text:line-break/>Diego110,30-0,3<text:line-break/>festivo110,30-0,3<text:line-break/>bufonesco110,30-0,3<text:line-break/>Doña110,30-0,3<text:line-break/>esposo110,30-0,3<text:line-break/>personificándolos110,30-0,3<text:line-break/>calendario110,30-0,3<text:line-break/>sábado110,30-0,3<text:line-break/>mostrándolo110,30-0,3<text:line-break/>ritual110,30-0,3<text:line-break/>sancionado110,30-0,3<text:line-break/>deliberado110,30-0,3<text:line-break/>pecadora110,30-0,3<text:line-break/>canonizada110,30-0,3<text:line-break/>comprometido110,30-0,3<text:line-break/>renovar110,30-0,3<text:line-break/>adulterio110,30-0,3<text:line-break/>peyorativo110,30-0,3<text:line-break/>descalificación110,30-0,3<text:line-break/>contumaz110,30-0,3<text:line-break/>sayón110,30-0,3<text:line-break/>Vero-Longino110,30-0,3<text:line-break/>intensifican110,30-0,3<text:line-break/>crucifixión110,30-0,3<text:line-break/>bautismo110,30-0,3<text:line-break/>destinatario110,30-0,3<text:line-break/>denigrar110,30-0,3<text:line-break/>severamente110,30-0,3<text:line-break/>peyorativos110,30-0,3<text:line-break/>ofender110,30-0,3<text:line-break/>dirigir-él110,30-0,3<text:line-break/>desacreditarlo110,30-0,3<text:line-break/>humillar110,30-0,3<text:line-break/>judío110,30-0,3<text:line-break/>desreglado110,30-0,3<text:line-break/>indicativo110,30-0,3<text:line-break/>menosprecio110,30-0,3<text:line-break/>conocer110,30-0,3<text:line-break/>residencia110,30-0,3<text:line-break/>actualmente110,30-0,3<text:line-break/>casar110,30-0,3<text:line-break/>radical110,30-0,3<text:line-break/>roles110,30-0,3<text:line-break/>circunstancia110,30-0,3<text:line-break/>lujurioso110,30-0,3<text:line-break/>enfatizan110,30-0,3<text:line-break/>atrevida110,30-0,3<text:line-break/>aloja110,30-0,3<text:line-break/>libertino110,30-0,3<text:line-break/>matrimonial110,30-0,3<text:line-break/>allí110,30-0,3<text:line-break/>estabilizada110,30-0,3<text:line-break/>subvirtiendo110,30-0,3<text:line-break/>figurado110,30-0,3<text:line-break/>dado110,30-0,3<text:line-break/>chiste110,30-0,3<text:line-break/>nuevamente110,30-0,3<text:line-break/>extensión110,30-0,3<text:line-break/>sólo110,30-0,3<text:line-break/>superado110,30-0,3<text:line-break/>cabestro110,30-0,3<text:line-break/>guía110,30-0,3<text:line-break/>cornudo110,30-0,3<text:line-break/>incidente110,30-0,3<text:line-break/>profesión110,30-0,3<text:line-break/>enemigo110,30-0,3<text:line-break/>gracias110,30-0,3<text:line-break/>revelar-él110,30-0,3<text:line-break/>resolverla110,30-0,3<text:line-break/>matiz320,31-0,3<text:line-break/>Miguel320,31-0,3<text:line-break/>evidenciar320,31-0,3<text:line-break/>fuerte320,31-0,3<text:line-break/>llorar320,31-0,3<text:line-break/>boca320,31-0,3<text:line-break/>exhibir320,31-0,3<text:line-break/>universal320,31-0,3<text:line-break/>visual320,31-0,3<text:line-break/>desdén320,31-0,3<text:line-break/>voz320,31-0,3<text:line-break/>queja320,31-0,3<text:line-break/>ciega320,31-0,3<text:line-break/>lingüístico320,31-0,3<text:line-break/>adicionalmente320,31-0,3<text:line-break/>proceso320,31-0,3<text:line-break/>significado320,31-0,3<text:line-break/>literal320,31-0,3<text:line-break/>quizás320,31-0,3<text:line-break/>esperado320,31-0,3<text:line-break/>alejar320,31-0,3<text:line-break/>negro320,31-0,3<text:line-break/>éxito320,31-0,3<text:line-break/>sabiduría320,31-0,3<text:line-break/>querer320,31-0,3<text:line-break/>mil320,31-0,3<text:line-break/>punta320,31-0,3<text:line-break/>pasar320,31-0,3<text:line-break/>compañía320,31-0,3<text:line-break/>opuesto320,31-0,3<text:line-break/>perspectiva320,31-0,3<text:line-break/>recibido320,31-0,3<text:line-break/>individuo320,31-0,3<text:line-break/>gente320,31-0,3<text:line-break/>normalmente320,31-0,3<text:line-break/>hacer-él320,31-0,3<text:line-break/>análisis320,31-0,3<text:line-break/>necesariamente320,31-0,3<text:line-break/>comenzar320,31-0,3<text:line-break/>seguido320,31-0,3<text:line-break/>enfocándose320,31-0,3<text:line-break/>guerra320,31-0,3<text:line-break/>peligroso320,31-0,3<text:line-break/>culminar320,31-0,3<text:line-break/>amenaza320,31-0,3<text:line-break/>oh320,31-0,3<text:line-break/>suscitar320,31-0,3<text:line-break/>enfatiza320,31-0,3<text:line-break/>pequeño320,31-0,3<text:line-break/>mundo320,31-0,3<text:line-break/>perciba320,31-0,3<text:line-break/>cuidado320,31-0,3<text:line-break/>gesto320,31-0,3<text:line-break/>bucólicos320,31-0,3<text:line-break/>oro320,31-0,3<text:line-break/>densidad320,31-0,3<text:line-break/>mortalidad530,32-0,3<text:line-break/>agua530,32-0,3<text:line-break/>transitoriedad530,32-0,3<text:line-break/>incongruentes530,32-0,3<text:line-break/>contra530,32-0,3<text:line-break/>difícil530,32-0,3<text:line-break/>confusión530,32-0,3<text:line-break/>comparándolo530,32-0,3<text:line-break/>escribir530,32-0,3<text:line-break/>lograr530,32-0,3<text:line-break/>vino530,32-0,3<text:line-break/>dualidad530,32-0,3<text:line-break/>diverso530,32-0,3<text:line-break/>paz740,33-0,3<text:line-break/>describen740,33-0,3<text:line-break/>narración740,33-0,3<text:line-break/>escenario740,33-0,3<text:line-break/>percibir740,33-0,3<text:line-break/>tampoco740,33-0,3<text:line-break/>existencia950,34-0,3<text:line-break/>Vega950,34-0,3<text:line-break/>tal1160,35-0,3<text:line-break/>ofrecer1370,36-0,3<text:line-break/>dramático1790,38-0,3<text:line-break/>mención23120,311-0,3<text:line-break/>elección27140,313-0,3<text:line-break/>carta21-0,110,1<text:line-break/>hostil21-0,110,1<text:line-break/>asociadas21-0,110,1<text:line-break/>maestría21-0,110,1<text:line-break/>cuatro21-0,110,1<text:line-break/>estilísticos21-0,110,1<text:line-break/>horrible21-0,110,1<text:line-break/>combinar21-0,110,1<text:line-break/>ventura21-0,110,1<text:line-break/>eminentemente21-0,110,1<text:line-break/>recordar21-0,110,1<text:line-break/>antigüedad21-0,110,1<text:line-break/>evocación21-0,110,1<text:line-break/>ambientación21-0,110,1<text:line-break/>campesino21-0,110,1<text:line-break/>implicar21-0,110,1<text:line-break/>respetar21-0,110,1<text:line-break/>convención21-0,110,1<text:line-break/>tradición21-0,110,1<text:line-break/>hiere21-0,110,1<text:line-break/>comparado21-0,110,1<text:line-break/>desconsuelo21-0,110,1<text:line-break/>intelectual21-0,110,1<text:line-break/>arrojada21-0,110,1<text:line-break/>ambos21-0,110,1<text:line-break/>daño21-0,110,1<text:line-break/>mantener-él21-0,110,1<text:line-break/>divertir21-0,110,1<text:line-break/>entendimiento21-0,110,1<text:line-break/>metafórica21-0,110,1<text:line-break/>obtener21-0,110,1<text:line-break/>sangre21-0,110,1<text:line-break/>jovialidad21-0,110,1<text:line-break/>único21-0,110,1<text:line-break/>adicional21-0,110,1<text:line-break/>digno21-0,110,1<text:line-break/>buen21-0,110,1<text:line-break/>Juan21-0,110,1<text:line-break/>destacado21-0,110,1<text:line-break/>melancólicas21-0,110,1<text:line-break/>imponer21-0,110,1<text:line-break/>papel21-0,110,1<text:line-break/>inútil21-0,110,1<text:line-break/>culminante21-0,110,1<text:line-break/>composición21-0,110,1<text:line-break/>tonalidad21-0,110,1<text:line-break/>peso21-0,110,1<text:line-break/>dotar21-0,110,1<text:line-break/>situar21-0,110,1<text:line-break/>Manuel21-0,110,1<text:line-break/>tender21-0,110,1<text:line-break/>incompatible21-0,110,1<text:line-break/>clasificar21-0,110,1<text:line-break/>enigmático21-0,110,1<text:line-break/>control21-0,110,1<text:line-break/>espacio21-0,110,1<text:line-break/>inverosímiles21-0,110,1<text:line-break/>apreciadas21-0,110,1<text:line-break/>deleite21-0,110,1<text:line-break/>juventud21-0,110,1<text:line-break/>vejez21-0,110,1<text:line-break/>intrigante21-0,110,1<text:line-break/>decepción21-0,110,1<text:line-break/>herido21-0,110,1<text:line-break/>desencanto21-0,110,1<text:line-break/>narrar21-0,110,1<text:line-break/>observan21-0,110,1<text:line-break/>expresando21-0,110,1<text:line-break/>asegurar21-0,110,1<text:line-break/>fervor21-0,110,1<text:line-break/>usado21-0,110,1<text:line-break/>mitológico21-0,110,1<text:line-break/>herida21-0,110,1<text:line-break/>encuentro21-0,110,1<text:line-break/>Cupido21-0,110,1<text:line-break/>permanecer21-0,110,1<text:line-break/>prisionero21-0,110,1<text:line-break/>influencia21-0,110,1<text:line-break/>transformar21-0,110,1<text:line-break/>penuria21-0,110,1<text:line-break/>efímero21-0,110,1<text:line-break/>conversación21-0,110,1<text:line-break/>advertencia21-0,110,1<text:line-break/>cuanto21-0,110,1<text:line-break/>proporcionar21-0,110,1<text:line-break/>capacidad21-0,110,1<text:line-break/>particularmente21-0,110,1<text:line-break/>encontrar-él21-0,110,1<text:line-break/>indicativos21-0,110,1<text:line-break/>imposible21-0,110,1<text:line-break/>humanidad21-0,110,1<text:line-break/>prevalecer21-0,110,1<text:line-break/>abandono21-0,110,1<text:line-break/>jocosas21-0,110,1<text:line-break/>mi42-0,220,2<text:line-break/>irónicos42-0,220,2<text:line-break/>según42-0,220,2<text:line-break/>estrofas42-0,220,2<text:line-break/>motivo42-0,220,2<text:line-break/>humilde42-0,220,2<text:line-break/>dama42-0,220,2<text:line-break/>complejo42-0,220,2<text:line-break/>formalidad42-0,220,2<text:line-break/>pez42-0,220,2<text:line-break/>ordinaria42-0,220,2<text:line-break/>sofisticado42-0,220,2<text:line-break/>elevación42-0,220,2<text:line-break/>similar42-0,220,2<text:line-break/>importancia42-0,220,2<text:line-break/>trabajo42-0,220,2<text:line-break/>violento42-0,220,2<text:line-break/>Lesbia42-0,220,2<text:line-break/>momento42-0,220,2<text:line-break/>desnudo42-0,220,2<text:line-break/>celestial42-0,220,2<text:line-break/>envejecimiento42-0,220,2<text:line-break/>exclamación42-0,220,2<text:line-break/>interacción42-0,220,2<text:line-break/>dios42-0,220,2<text:line-break/>negativo63-0,230,2<text:line-break/>juicio63-0,230,2<text:line-break/>pensamiento63-0,230,2<text:line-break/>retórico63-0,230,2<text:line-break/>mitológicas63-0,230,2<text:line-break/>exploración63-0,230,2<text:line-break/>amar63-0,230,2<text:line-break/>introspectiva63-0,230,2<text:line-break/>trascendental63-0,230,2<text:line-break/>aire84-0,240,2<text:line-break/>dejar84-0,240,2<text:line-break/>mano105-0,250,2<text:line-break/>otro2010-0,2100,2<text:line-break/>descripciones2211-0,2110,2<text:line-break/>comicidad4824-0,3240,3<text:line-break/>desgarra10-0,310,3<text:line-break/>velar10-0,310,3<text:line-break/>cuartel10-0,310,3<text:line-break/>Sánchez-Ostiz10-0,310,3<text:line-break/>portal10-0,310,3<text:line-break/>Francia10-0,310,3<text:line-break/>vínculo10-0,310,3<text:line-break/>desgarrando10-0,310,3<text:line-break/>palpita10-0,310,3<text:line-break/>distancia10-0,310,3<text:line-break/>acérrimo10-0,310,3<text:line-break/>indomeñable10-0,310,3<text:line-break/>clima10-0,310,3<text:line-break/>inclemente10-0,310,3<text:line-break/>afectar10-0,310,3<text:line-break/>sacudir10-0,310,3<text:line-break/>extinción10-0,310,3<text:line-break/>hoguera10-0,310,3<text:line-break/>repetido10-0,310,3<text:line-break/>Sol10-0,310,3<text:line-break/>silencio10-0,310,3<text:line-break/>pardos10-0,310,3<text:line-break/>esfera10-0,310,3<text:line-break/>artista10-0,310,3<text:line-break/>grado10-0,310,3<text:line-break/>lira10-0,310,3<text:line-break/>tabla10-0,310,3<text:line-break/>inscripciones10-0,310,3<text:line-break/>aras10-0,310,3<text:line-break/>devoto10-0,310,3<text:line-break/>estándar10-0,310,3<text:line-break/>estructurar10-0,310,3<text:line-break/>renombre10-0,310,3<text:line-break/>apreciar-él10-0,310,3<text:line-break/>ornamental10-0,310,3<text:line-break/>ejemplificados10-0,310,3<text:line-break/>epitalamio10-0,310,3<text:line-break/>templos10-0,310,3<text:line-break/>bordón10-0,310,3<text:line-break/>alcanzadas10-0,310,3<text:line-break/>riguroso10-0,310,3<text:line-break/>dedicación10-0,310,3<text:line-break/>devastador10-0,310,3<text:line-break/>espantada10-0,310,3<text:line-break/>terrible10-0,310,3<text:line-break/>tempestad10-0,310,3<text:line-break/>exterior10-0,310,3<text:line-break/>trueno10-0,310,3<text:line-break/>resonante10-0,310,3<text:line-break/>inundando10-0,310,3<text:line-break/>bajar10-0,310,3<text:line-break/>sembrar10-0,310,3<text:line-break/>profundiza10-0,310,3<text:line-break/>juzgar10-0,310,3<text:line-break/>truenos10-0,310,3<text:line-break/>desbordado10-0,310,3<text:line-break/>sembrando10-0,310,3<text:line-break/>desesperanzado10-0,310,3<text:line-break/>atropellar10-0,310,3<text:line-break/>cornetes10-0,310,3<text:line-break/>absorber10-0,310,3<text:line-break/>pesadez10-0,310,3<text:line-break/>arroyo10-0,310,3<text:line-break/>arrastrar10-0,310,3<text:line-break/>atropella10-0,310,3<text:line-break/>ola10-0,310,3<text:line-break/>arrastrados10-0,310,3<text:line-break/>implacable10-0,310,3<text:line-break/>precipitadas10-0,310,3<text:line-break/>atropellan10-0,310,3<text:line-break/>enfatizadas10-0,310,3<text:line-break/>fieras10-0,310,3<text:line-break/>corriente10-0,310,3<text:line-break/>inocencia10-0,310,3<text:line-break/>endecasílabos10-0,310,3<text:line-break/>ámbito10-0,310,3<text:line-break/>encanto10-0,310,3<text:line-break/>lazo10-0,310,3<text:line-break/>llamar10-0,310,3<text:line-break/>sinceridad10-0,310,3<text:line-break/>doradas10-0,310,3<text:line-break/>hebras10-0,310,3<text:line-break/>lindo10-0,310,3<text:line-break/>ojuelos10-0,310,3<text:line-break/>dulce10-0,310,3<text:line-break/>concentrado10-0,310,3<text:line-break/>cortés10-0,310,3<text:line-break/>excepción10-0,310,3<text:line-break/>elegido10-0,310,3<text:line-break/>ajustadas10-0,310,3<text:line-break/>clasificarlo10-0,310,3<text:line-break/>condicionar10-0,310,3<text:line-break/>alivia10-0,310,3<text:line-break/>pensar10-0,310,3<text:line-break/>aproximación10-0,310,3<text:line-break/>ubicar10-0,310,3<text:line-break/>descriptiva10-0,310,3<text:line-break/>monstruo10-0,310,3<text:line-break/>coposos10-0,310,3<text:line-break/>aceros10-0,310,3<text:line-break/>fulgentes10-0,310,3<text:line-break/>cruzes10-0,310,3<text:line-break/>elegancia10-0,310,3<text:line-break/>evocadora10-0,310,3<text:line-break/>Media10-0,310,3<text:line-break/>castillos10-0,310,3<text:line-break/>rodeado10-0,310,3<text:line-break/>dirigiéndose10-0,310,3<text:line-break/>cazar10-0,310,3<text:line-break/>halconeros10-0,310,3<text:line-break/>bocinas10-0,310,3<text:line-break/>cruce10-0,310,3<text:line-break/>tomillo10-0,310,3<text:line-break/>feudal10-0,310,3<text:line-break/>evocativos10-0,310,3<text:line-break/>Renacimiento10-0,310,3<text:line-break/>Barroco10-0,310,3<text:line-break/>simbolismos10-0,310,3<text:line-break/>rechazado10-0,310,3<text:line-break/>alineación10-0,310,3<text:line-break/>venganza10-0,310,3<text:line-break/>viuda10-0,310,3<text:line-break/>brama10-0,310,3<text:line-break/>amargo10-0,310,3<text:line-break/>desagrado10-0,310,3<text:line-break/>enturbia10-0,310,3<text:line-break/>helada10-0,310,3<text:line-break/>dolido10-0,310,3<text:line-break/>adoración10-0,310,3<text:line-break/>mantine10-0,310,3<text:line-break/>elegidas10-0,310,3<text:line-break/>cuidadosamente10-0,310,3<text:line-break/>sincero10-0,310,3<text:line-break/>regular10-0,310,3<text:line-break/>completamente10-0,310,3<text:line-break/>bendice10-0,310,3<text:line-break/>purifica10-0,310,3<text:line-break/>norma10-0,310,3<text:line-break/>subir10-0,310,3<text:line-break/>relacionar10-0,310,3<text:line-break/>Pastor10-0,310,3<text:line-break/>descienda10-0,310,3<text:line-break/>premio10-0,310,3<text:line-break/>estimar10-0,310,3<text:line-break/>ceñirá10-0,310,3<text:line-break/>sienes10-0,310,3<text:line-break/>elogiar10-0,310,3<text:line-break/>obediente10-0,310,3<text:line-break/>conferir10-0,310,3<text:line-break/>ridiculización10-0,310,3<text:line-break/>elogiosa10-0,310,3<text:line-break/>atacar10-0,310,3<text:line-break/>devorado10-0,310,3<text:line-break/>sobrevivir10-0,310,3<text:line-break/>lastiman10-0,310,3<text:line-break/>terror10-0,310,3<text:line-break/>supervivencia10-0,310,3<text:line-break/>onírica10-0,310,3<text:line-break/>extremo10-0,310,3<text:line-break/>acecha10-0,310,3<text:line-break/>aferra10-0,310,3<text:line-break/>causándole10-0,310,3<text:line-break/>prominencia10-0,310,3<text:line-break/>psicológico10-0,310,3<text:line-break/>atormentado10-0,310,3<text:line-break/>experimentar10-0,310,3<text:line-break/>inminente10-0,310,3<text:line-break/>lastima10-0,310,3<text:line-break/>soporte10-0,310,3<text:line-break/>morir10-0,310,3<text:line-break/>escapatoria10-0,310,3<text:line-break/>dotan10-0,310,3<text:line-break/>escape10-0,310,3<text:line-break/>ejecución10-0,310,3<text:line-break/>conversar10-0,310,3<text:line-break/>tranquilas10-0,310,3<text:line-break/>Julio10-0,310,3<text:line-break/>reclinar10-0,310,3<text:line-break/>horizonte10-0,310,3<text:line-break/>charlar10-0,310,3<text:line-break/>arbolado10-0,310,3<text:line-break/>avecilla10-0,310,3<text:line-break/>sembrado10-0,310,3<text:line-break/>distracción10-0,310,3<text:line-break/>hazaña10-0,310,3<text:line-break/>prestar10-0,310,3<text:line-break/>salvar10-0,310,3<text:line-break/>hipotético10-0,310,3<text:line-break/>preservar10-0,310,3<text:line-break/>sacrificar10-0,310,3<text:line-break/>asociarían10-0,310,3<text:line-break/>libertase10-0,310,3<text:line-break/>actuar10-0,310,3<text:line-break/>olvido10-0,310,3<text:line-break/>plegaria10-0,310,3<text:line-break/>ausente10-0,310,3<text:line-break/>cuidadoso10-0,310,3<text:line-break/>simbología10-0,310,3<text:line-break/>súplica10-0,310,3<text:line-break/>claridad10-0,310,3<text:line-break/>rigidez10-0,310,3<text:line-break/>rizo10-0,310,3<text:line-break/>abundosos10-0,310,3<text:line-break/>circula10-0,310,3<text:line-break/>venas10-0,310,3<text:line-break/>realzar10-0,310,3<text:line-break/>predominar10-0,310,3<text:line-break/>venenosas10-0,310,3<text:line-break/>borrascosas10-0,310,3<text:line-break/>fatalismo10-0,310,3<text:line-break/>tumultuoso10-0,310,3<text:line-break/>inolvidable10-0,310,3<text:line-break/>razonable10-0,310,3<text:line-break/>beso10-0,310,3<text:line-break/>fervorosos10-0,310,3<text:line-break/>anhelos10-0,310,3<text:line-break/>suntuoso10-0,310,3<text:line-break/>Isaac10-0,310,3<text:line-break/>melón10-0,310,3<text:line-break/>insinuante10-0,310,3<text:line-break/>reumatismo10-0,310,3<text:line-break/>sustento10-0,310,3<text:line-break/>mole10-0,310,3<text:line-break/>óleo10-0,310,3<text:line-break/>consejo10-0,310,3<text:line-break/>misa10-0,310,3<text:line-break/>diamantes10-0,310,3<text:line-break/>honradez10-0,310,3<text:line-break/>consolidar10-0,310,3<text:line-break/>tributo10-0,310,3<text:line-break/>ennoblecer10-0,310,3<text:line-break/>desenvolver10-0,310,3<text:line-break/>intencionalmente10-0,310,3<text:line-break/>dirección10-0,310,3<text:line-break/>adereza10-0,310,3<text:line-break/>pan10-0,310,3<text:line-break/>prole10-0,310,3<text:line-break/>abordado10-0,310,3<text:line-break/>agrario10-0,310,3<text:line-break/>refunfuño10-0,310,3<text:line-break/>ermitaño10-0,310,3<text:line-break/>reumático10-0,310,3<text:line-break/>laboriosidad10-0,310,3<text:line-break/>continuidad10-0,310,3<text:line-break/>resurrección10-0,310,3<text:line-break/>apela10-0,310,3<text:line-break/>verter10-0,310,3<text:line-break/>lamentaciones10-0,310,3<text:line-break/>herencia10-0,310,3<text:line-break/>utilizándolas10-0,310,3<text:line-break/>doctor10-0,310,3<text:line-break/>Pérez10-0,310,3<text:line-break/>lamentación10-0,310,3<text:line-break/>esperaría10-0,310,3<text:line-break/>sucesión10-0,310,3<text:line-break/>resurgir10-0,310,3<text:line-break/>ceniza10-0,310,3<text:line-break/>luto10-0,310,3<text:line-break/>heredero10-0,310,3<text:line-break/>homenajear10-0,310,3<text:line-break/>pintar10-0,310,3<text:line-break/>relieve10-0,310,3<text:line-break/>confín10-0,310,3<text:line-break/>impreso10-0,310,3<text:line-break/>airón10-0,310,3<text:line-break/>florando10-0,310,3<text:line-break/>inmensamente10-0,310,3<text:line-break/>dardo10-0,310,3<text:line-break/>enojos10-0,310,3<text:line-break/>denota10-0,310,3<text:line-break/>cercano10-0,310,3<text:line-break/>entender-él10-0,310,3<text:line-break/>estepa10-0,310,3<text:line-break/>maldito10-0,310,3<text:line-break/>sibilante10-0,310,3<text:line-break/>grisa10-0,310,3<text:line-break/>bruna10-0,310,3<text:line-break/>cabellera10-0,310,3<text:line-break/>india10-0,310,3<text:line-break/>brava10-0,310,3<text:line-break/>agreste10-0,310,3<text:line-break/>enigma10-0,310,3<text:line-break/>solitario10-0,310,3<text:line-break/>vasto10-0,310,3<text:line-break/>consistente10-0,310,3<text:line-break/>inhóspito10-0,310,3<text:line-break/>poniente10-0,310,3<text:line-break/>imprimir10-0,310,3<text:line-break/>producción10-0,310,3<text:line-break/>formalmente10-0,310,3<text:line-break/>ansían10-0,310,3<text:line-break/>bello10-0,310,3<text:line-break/>horror10-0,310,3<text:line-break/>adentrar10-0,310,3<text:line-break/>frivolidad10-0,310,3<text:line-break/>ojera10-0,310,3<text:line-break/>violácea10-0,310,3<text:line-break/>cabeza10-0,310,3<text:line-break/>abatido10-0,310,3<text:line-break/>desgaste10-0,310,3<text:line-break/>marcado10-0,310,3<text:line-break/>impregnado10-0,310,3<text:line-break/>acercar10-0,310,3<text:line-break/>orientan10-0,310,3<text:line-break/>cuadro10-0,310,3<text:line-break/>agente10-0,310,3<text:line-break/>injusticia10-0,310,3<text:line-break/>providencia10-0,310,3<text:line-break/>llegada10-0,310,3<text:line-break/>verdugo10-0,310,3<text:line-break/>desastre10-0,310,3<text:line-break/>justificar10-0,310,3<text:line-break/>ineludible10-0,310,3<text:line-break/>cumplimiento10-0,310,3<text:line-break/>superior10-0,310,3<text:line-break/>Escorial10-0,310,3<text:line-break/>consolar10-0,310,3<text:line-break/>oposición10-0,310,3<text:line-break/>refrán10-0,310,3<text:line-break/>valía10-0,310,3<text:line-break/>didáctico10-0,310,3<text:line-break/>alentador10-0,310,3<text:line-break/>resiliencia10-0,310,3<text:line-break/>ladrándole10-0,310,3<text:line-break/>adversidad10-0,310,3<text:line-break/>aconsejar10-0,310,3<text:line-break/>inspirador10-0,310,3<text:line-break/>desmayar10-0,310,3<text:line-break/>ladrar10-0,310,3<text:line-break/>apedrear10-0,310,3<text:line-break/>fruto10-0,310,3<text:line-break/>valiosas10-0,310,3<text:line-break/>caracterice10-0,310,3<text:line-break/>idealizada10-0,310,3<text:line-break/>Díjome10-0,310,3<text:line-break/>adiós10-0,310,3<text:line-break/>retiro10-0,310,3<text:line-break/>vano10-0,310,3<text:line-break/>detener10-0,310,3<text:line-break/>sereno10-0,310,3<text:line-break/>hermoso10-0,310,3<text:line-break/>jazmín10-0,310,3<text:line-break/>luciente10-0,310,3<text:line-break/>sensibilidad10-0,310,3<text:line-break/>detener-él10-0,310,3<text:line-break/>separación10-0,310,3<text:line-break/>cruentas10-0,310,3<text:line-break/>gota10-0,310,3<text:line-break/>Delmira10-0,310,3<text:line-break/>Agustini10-0,310,3<text:line-break/>soñar10-0,310,3<text:line-break/>lúgubre10-0,310,3<text:line-break/>carga10-0,310,3<text:line-break/>aliento10-0,310,3<text:line-break/>agonía10-0,310,3<text:line-break/>inapropiada10-0,310,3<text:line-break/>fuera10-0,310,3<text:line-break/>Machado10-0,310,3<text:line-break/>notablemente10-0,310,3<text:line-break/>evocativas10-0,310,3<text:line-break/>armonía10-0,310,3<text:line-break/>apenas10-0,310,3<text:line-break/>soporto10-0,310,3<text:line-break/>autumnal10-0,310,3<text:line-break/>culto10-0,310,3<text:line-break/>Françis10-0,310,3<text:line-break/>saludar10-0,310,3<text:line-break/>chorro10-0,310,3<text:line-break/>simbolista10-0,310,3<text:line-break/>inconsciente10-0,310,3<text:line-break/>inspira10-0,310,3<text:line-break/>motivar10-0,310,3<text:line-break/>envío10-0,310,3<text:line-break/>rosas10-0,310,3<text:line-break/>divertidos10-0,310,3<text:line-break/>confirmar10-0,310,3<text:line-break/>ejercicio10-0,310,3<text:line-break/>emblemático10-0,310,3<text:line-break/>Valle-Inclán10-0,310,3<text:line-break/>agridulce10-0,310,3<text:line-break/>deliberadamente10-0,310,3<text:line-break/>exégesis10-0,310,3<text:line-break/>consciente10-0,310,3<text:line-break/>léxicas10-0,310,3<text:line-break/>unión10-0,310,3<text:line-break/>inclinación10-0,310,3<text:line-break/>desapego10-0,310,3<text:line-break/>meditativa10-0,310,3<text:line-break/>turbio10-0,310,3<text:line-break/>ingenita10-0,310,3<text:line-break/>mudanza10-0,310,3<text:line-break/>íntimo10-0,310,3<text:line-break/>ansia10-0,310,3<text:line-break/>unir-él10-0,310,3<text:line-break/>apertura10-0,310,3<text:line-break/>sagrario10-0,310,3<text:line-break/>promover10-0,310,3<text:line-break/>venerar10-0,310,3<text:line-break/>tenacidad10-0,310,3<text:line-break/>apoyar10-0,310,3<text:line-break/>orgullo10-0,310,3<text:line-break/>figurativo10-0,310,3<text:line-break/>LAONG-LAAN10-0,310,3<text:line-break/>Taal10-0,310,3<text:line-break/>reverenciales10-0,310,3<text:line-break/>exhiben10-0,310,3<text:line-break/>heroísmo10-0,310,3<text:line-break/>manejar10-0,310,3<text:line-break/>estilístico10-0,310,3<text:line-break/>admirativa10-0,310,3<text:line-break/>obediencia10-0,310,3<text:line-break/>exaltado10-0,310,3<text:line-break/>celestiales10-0,310,3<text:line-break/>divinos10-0,310,3<text:line-break/>maravilla10-0,310,3<text:line-break/>admirativo10-0,310,3<text:line-break/>adornado10-0,310,3<text:line-break/>símil10-0,310,3<text:line-break/>ayuda10-0,310,3<text:line-break/>trabajar10-0,310,3<text:line-break/>Madrid10-0,310,3<text:line-break/>misticismo10-0,310,3<text:line-break/>esperarían10-0,310,3<text:line-break/>santidad10-0,310,3<text:line-break/>recompensar10-0,310,3<text:line-break/>distar10-0,310,3<text:line-break/>patrono10-0,310,3<text:line-break/>consonantes10-0,310,3<text:line-break/>contribución10-0,310,3<text:line-break/>nación10-0,310,3<text:line-break/>dignidad10-0,310,3<text:line-break/>encima10-0,310,3<text:line-break/>peruano10-0,310,3<text:line-break/>bélicas10-0,310,3<text:line-break/>rectitud10-0,310,3<text:line-break/>civil10-0,310,3<text:line-break/>careciendo10-0,310,3<text:line-break/>obtenida10-0,310,3<text:line-break/>dedicado10-0,310,3<text:line-break/>servicio10-0,310,3<text:line-break/>genuina10-0,310,3<text:line-break/>fugaz10-0,310,3<text:line-break/>sangriento10-0,310,3<text:line-break/>notoriedad10-0,310,3<text:line-break/>enaltecimiento10-0,310,3<text:line-break/>despertar10-0,310,3<text:line-break/>envejecido10-0,310,3<text:line-break/>anciano10-0,310,3<text:line-break/>añejo10-0,310,3<text:line-break/>mejorar10-0,310,3<text:line-break/>sensuales10-0,310,3<text:line-break/>jocosidad10-0,310,3<text:line-break/>botella10-0,310,3<text:line-break/>anciana10-0,310,3<text:line-break/>generoso10-0,310,3<text:line-break/>apreciativo10-0,310,3<text:line-break/>deteriorar10-0,310,3<text:line-break/>enfatizando10-0,310,3<text:line-break/>eventual10-0,310,3<text:line-break/>decaimiento10-0,310,3<text:line-break/>novia10-0,310,3<text:line-break/>desarrollo10-0,310,3<text:line-break/>ceremonia10-0,310,3<text:line-break/>introducen10-0,310,3<text:line-break/>decadencia10-0,310,3<text:line-break/>batalla10-0,310,3<text:line-break/>terminología10-0,310,3<text:line-break/>enfrentado10-0,310,3<text:line-break/>inclinado10-0,310,3<text:line-break/>moralizar10-0,310,3<text:line-break/>victoria10-0,310,3<text:line-break/>heroico10-0,310,3<text:line-break/>abajo10-0,310,3<text:line-break/>aferrarse10-0,310,3<text:line-break/>yerba10-0,310,3<text:line-break/>despedaza10-0,310,3<text:line-break/>imposibilidad10-0,310,3<text:line-break/>aumento10-0,310,3<text:line-break/>miseria10-0,310,3<text:line-break/>lamento10-0,310,3<text:line-break/>desgraciada10-0,310,3<text:line-break/>decir-él10-0,310,3<text:line-break/>inquietante10-0,310,3<text:line-break/>Describen10-0,310,3<text:line-break/>mísero10-0,310,3<text:line-break/>lamentable10-0,310,3<text:line-break/>temor10-0,310,3<text:line-break/>autoconocimiento10-0,310,3<text:line-break/>adverso10-0,310,3<text:line-break/>radiante10-0,310,3<text:line-break/>inmaculada10-0,310,3<text:line-break/>eclipsa10-0,310,3<text:line-break/>símiles10-0,310,3<text:line-break/>interprete10-0,310,3<text:line-break/>apropiadamente10-0,310,3<text:line-break/>Eros10-0,310,3<text:line-break/>causa10-0,310,3<text:line-break/>provisto10-0,310,3<text:line-break/>atrapar10-0,310,3<text:line-break/>despojar10-0,310,3<text:line-break/>niño10-0,310,3<text:line-break/>capturado10-0,310,3<text:line-break/>arrancadas10-0,310,3<text:line-break/>raridad10-0,310,3<text:line-break/>señora10-0,310,3<text:line-break/>embellece10-0,310,3<text:line-break/>prosperidad10-0,310,3<text:line-break/>alineado10-0,310,3<text:line-break/>adversos10-0,310,3<text:line-break/>reaccionar10-0,310,3<text:line-break/>desdichas10-0,310,3<text:line-break/>descriptivas10-0,310,3<text:line-break/>provocado10-0,310,3<text:line-break/>concuerda10-0,310,3<text:line-break/>coexistencia10-0,310,3<text:line-break/>cuestionar10-0,310,3<text:line-break/>reconocer10-0,310,3<text:line-break/>valorar10-0,310,3<text:line-break/>durabilidad10-0,310,3<text:line-break/>estabilidad10-0,310,3<text:line-break/>carente10-0,310,3<text:line-break/>aluden10-0,310,3<text:line-break/>necesidad10-0,310,3<text:line-break/>autocontrol10-0,310,3<text:line-break/>consumir10-0,310,3<text:line-break/>dulcemente10-0,310,3<text:line-break/>seno10-0,310,3<text:line-break/>sabroso10-0,310,3<text:line-break/>hiel10-0,310,3<text:line-break/>templado10-0,310,3<text:line-break/>veneno10-0,310,3<text:line-break/>congojosas10-0,310,3<text:line-break/>aconsejador10-0,310,3<text:line-break/>refinado10-0,310,3<text:line-break/>moralizante10-0,310,3<text:line-break/>turbulencia10-0,310,3<text:line-break/>moderación10-0,310,3<text:line-break/>prudencia10-0,310,3<text:line-break/>coral10-0,310,3<text:line-break/>dirigir10-0,310,3<text:line-break/>barroca10-0,310,3<text:line-break/>temático10-0,310,3<text:line-break/>valiosos10-0,310,3<text:line-break/>inconstancia10-0,310,3<text:line-break/>reafirmar10-0,310,3<text:line-break/>catalogar10-0,310,3<text:line-break/>denotar10-0,310,3<text:line-break/>severidad10-0,310,3<text:line-break/>alejándolo10-0,310,3<text:line-break/>rechazo10-0,310,3<text:line-break/>capturando10-0,310,3<text:line-break/>caridad10-0,310,3<text:line-break/>besarla10-0,310,3<text:line-break/>centelleantes10-0,310,3<text:line-break/>palma10-0,310,3<text:line-break/>besa10-0,310,3<text:line-break/>congruentes10-0,310,3<text:line-break/>dominación10-0,310,3<text:line-break/>jirón10-0,310,3<text:line-break/>neblina10-0,310,3<text:line-break/>grandiosidad10-0,310,3<text:line-break/>décima10-0,310,3<text:line-break/>inefable10-0,310,3<text:line-break/>plenamente10-0,310,3<text:line-break/>registro10-0,310,3<text:line-break/>majestad10-0,310,3<text:line-break/>universo10-0,310,3<text:line-break/>grandioso10-0,310,3<text:line-break/>Santo10-0,310,3<text:line-break/>Tomás10-0,310,3<text:line-break/>observar10-0,310,3<text:line-break/>altura10-0,310,3<text:line-break/>metafísico10-0,310,3<text:line-break/>incertidumbre10-0,310,3<text:line-break/>huir10-0,310,3<text:line-break/>abandonado10-0,310,3<text:line-break/>evocativo10-0,310,3<text:line-break/>atardecer10-0,310,3<text:line-break/>simbolismo10-0,310,3<text:line-break/>cima10-0,310,3<text:line-break/>cumbre10-0,310,3<text:line-break/>declinante10-0,310,3<text:line-break/>ambición10-0,310,3<text:line-break/>dimensión10-0,310,3<text:line-break/>determinación10-0,310,3<text:line-break/>cúspide10-0,310,3<text:line-break/>luminoso10-0,310,3<text:line-break/>genio10-0,310,3<text:line-break/>superación10-0,310,3<text:line-break/>meta10-0,310,3<text:line-break/>confrontar10-0,310,3<text:line-break/>congruente10-0,310,3<text:line-break/>lirismo10-0,310,3<text:line-break/>Damoetas10-0,310,3<text:line-break/>Amarante10-0,310,3<text:line-break/>flor10-0,310,3<text:line-break/>pintada10-0,310,3<text:line-break/>esplendor10-0,310,3<text:line-break/>encontrado10-0,310,3<text:line-break/>florido10-0,310,3<text:line-break/>usual10-0,310,3<text:line-break/>vitalidad10-0,310,3<text:line-break/>distinto10-0,310,3<text:line-break/>fase10-0,310,3<text:line-break/>arrancar31-0,320,3<text:line-break/>reflejando31-0,320,3<text:line-break/>dedicar31-0,320,3<text:line-break/>orientado31-0,320,3<text:line-break/>evidentemente31-0,320,3<text:line-break/>caracterizarían31-0,320,3<text:line-break/>respetabilidad31-0,320,3<text:line-break/>río31-0,320,3<text:line-break/>acompañado31-0,320,3<text:line-break/>detalladas31-0,320,3<text:line-break/>transmiten31-0,320,3<text:line-break/>lamentar31-0,320,3<text:line-break/>estética31-0,320,3<text:line-break/>ayudar31-0,320,3<text:line-break/>cristal31-0,320,3<text:line-break/>irónicas31-0,320,3<text:line-break/>aquí31-0,320,3<text:line-break/>posición31-0,320,3<text:line-break/>evitar31-0,320,3<text:line-break/>invitar31-0,320,3<text:line-break/>agradecimiento31-0,320,3<text:line-break/>valentía31-0,320,3<text:line-break/>existencial31-0,320,3<text:line-break/>apto31-0,320,3<text:line-break/>interpretar31-0,320,3<text:line-break/>hacha31-0,320,3<text:line-break/>feroz31-0,320,3<text:line-break/>enfatizar31-0,320,3<text:line-break/>ataque31-0,320,3<text:line-break/>graciosas31-0,320,3<text:line-break/>dirigido31-0,320,3<text:line-break/>calidad31-0,320,3<text:line-break/>inherente31-0,320,3<text:line-break/>categoría31-0,320,3<text:line-break/>desdicha31-0,320,3<text:line-break/>espiritualidad31-0,320,3<text:line-break/>mundanos31-0,320,3<text:line-break/>eterno31-0,320,3<text:line-break/>ensalzar31-0,320,3<text:line-break/>heroicas31-0,320,3<text:line-break/>heroicos31-0,320,3<text:line-break/>dentro31-0,320,3<text:line-break/>significados31-0,320,3<text:line-break/>asunto31-0,320,3<text:line-break/>moral31-0,320,3<text:line-break/>temer31-0,320,3<text:line-break/>específico52-0,330,3<text:line-break/>calificar52-0,330,3<text:line-break/>tórtola52-0,330,3<text:line-break/>sentir52-0,330,3<text:line-break/>tratamiento52-0,330,3<text:line-break/>talento52-0,330,3<text:line-break/>alcanzar52-0,330,3<text:line-break/>apreciar52-0,330,3<text:line-break/>Roma52-0,330,3<text:line-break/>realizar52-0,330,3<text:line-break/>sujeto52-0,330,3<text:line-break/>majestuosidad52-0,330,3<text:line-break/>cuyo52-0,330,3<text:line-break/>épico52-0,330,3<text:line-break/>protagonista52-0,330,3<text:line-break/>cargado73-0,340,3<text:line-break/>destinado73-0,340,3<text:line-break/>ironías73-0,340,3<text:line-break/>narrativa73-0,340,3<text:line-break/>carecer73-0,340,3<text:line-break/>valor94-0,350,3<text:line-break/>rima115-0,360,3<text:line-break/>gravedad115-0,360,3<text:line-break/>aún136-0,370,3<text:line-break/>asociado136-0,370,3<text:line-break/>personal157-0,380,3<text:line-break/>histórico157-0,380,3<text:line-break/>mostrar157-0,380,3<text:line-break/>él237118-0,31190,3<text:line-break/>de1872935-0,39370,3<text:line-break/>situación15677-0,3790,3<text:line-break/>referencia5828-0,4300,4<text:line-break/>clásico3818-0,4200,4<text:line-break/>carácter3416-0,4180,4<text:line-break/>cómico557276-0,42810,4<text:line-break/>alto146-0,480,4<text:line-break/>enfoque146-0,480,4<text:line-break/>búsqueda146-0,480,4<text:line-break/>pieza125-0,470,4<text:line-break/>ligereza125-0,470,4<text:line-break/>filosófica125-0,470,4<text:line-break/>ambiente104-0,460,4<text:line-break/>paso104-0,460,4<text:line-break/>interpretación104-0,460,4<text:line-break/>humor252123-0,41290,4<text:line-break/>palabra14369-0,4740,4<text:line-break/>métrica83-0,450,4<text:line-break/>ausencia83-0,450,4<text:line-break/>condición83-0,450,4<text:line-break/>destino83-0,450,4<text:line-break/>resumen2712-0,5150,5<text:line-break/>humano2712-0,5150,5<text:line-break/>tu62-0,540,5<text:line-break/>alegría62-0,540,5<text:line-break/>absoluto62-0,540,5<text:line-break/>descriptivo62-0,540,5<text:line-break/>literatura62-0,540,5<text:line-break/>pureza62-0,540,5<text:line-break/>entretener62-0,540,5<text:line-break/>amoroso62-0,540,5<text:line-break/>pretender62-0,540,5<text:line-break/>resignación62-0,540,5<text:line-break/>vez62-0,540,5<text:line-break/>santo62-0,540,5<text:line-break/>grave198-0,5110,5<text:line-break/>conexión41-0,530,5<text:line-break/>meditativo41-0,530,5<text:line-break/>arte41-0,530,5<text:line-break/>símbolo41-0,530,5<text:line-break/>consonante41-0,530,5<text:line-break/>central41-0,530,5<text:line-break/>modo41-0,530,5<text:line-break/>espíritu41-0,530,5<text:line-break/>inducir41-0,530,5<text:line-break/>época41-0,530,5<text:line-break/>amorosos41-0,530,5<text:line-break/>diseñar41-0,530,5<text:line-break/>mencionado41-0,530,5<text:line-break/>melancólicos41-0,530,5<text:line-break/>envidia41-0,530,5<text:line-break/>expresado41-0,530,5<text:line-break/>camisa41-0,530,5<text:line-break/>ángel41-0,530,5<text:line-break/>léxico41-0,530,5<text:line-break/>representado41-0,530,5<text:line-break/>por225108-0,51170,5<text:line-break/>tiempo135-0,580,5<text:line-break/>acto114-0,670,6<text:line-break/>lleno93-0,660,6<text:line-break/>deber93-0,660,6<text:line-break/>Dios93-0,660,6<text:line-break/>aspiración93-0,660,6<text:line-break/>destacar208-0,6120,6<text:line-break/>violencia20-0,620,6<text:line-break/>provincia20-0,620,6<text:line-break/>noche20-0,620,6<text:line-break/>Carta20-0,620,6<text:line-break/>desolado20-0,620,6<text:line-break/>cruel20-0,620,6<text:line-break/>noroeste20-0,620,6<text:line-break/>planta20-0,620,6<text:line-break/>encajar20-0,620,6<text:line-break/>anochecida20-0,620,6<text:line-break/>perdurabilidad20-0,620,6<text:line-break/>invocando20-0,620,6<text:line-break/>llamado20-0,620,6<text:line-break/>enaltecer20-0,620,6<text:line-break/>asocien20-0,620,6<text:line-break/>tragedia20-0,620,6<text:line-break/>destructivo20-0,620,6<text:line-break/>externo20-0,620,6<text:line-break/>centella20-0,620,6<text:line-break/>emocionalmente20-0,620,6<text:line-break/>alejado20-0,620,6<text:line-break/>pertenecer20-0,620,6<text:line-break/>rendición20-0,620,6<text:line-break/>conmover20-0,620,6<text:line-break/>imaginería20-0,620,6<text:line-break/>causado20-0,620,6<text:line-break/>habitualmente20-0,620,6<text:line-break/>vinculado20-0,620,6<text:line-break/>horca20-0,620,6<text:line-break/>cuchillo20-0,620,6<text:line-break/>nieve20-0,620,6<text:line-break/>onda20-0,620,6<text:line-break/>azul20-0,620,6<text:line-break/>provoquen20-0,620,6<text:line-break/>caza20-0,620,6<text:line-break/>elegantes20-0,620,6<text:line-break/>capturar20-0,620,6<text:line-break/>ruiseñor20-0,620,6<text:line-break/>alineada20-0,620,6<text:line-break/>saeta20-0,620,6<text:line-break/>vender20-0,620,6<text:line-break/>invitando20-0,620,6<text:line-break/>corona20-0,620,6<text:line-break/>laurel20-0,620,6<text:line-break/>ascensión20-0,620,6<text:line-break/>«20-0,620,6<text:line-break/>»20-0,620,6<text:line-break/>canto20-0,620,6<text:line-break/>aludir20-0,620,6<text:line-break/>salvarse20-0,620,6<text:line-break/>desesperadamente20-0,620,6<text:line-break/>caractericen20-0,620,6<text:line-break/>provocación20-0,620,6<text:line-break/>desafío20-0,620,6<text:line-break/>agarrar20-0,620,6<text:line-break/>feliz20-0,620,6<text:line-break/>alivio20-0,620,6<text:line-break/>complejidades20-0,620,6<text:line-break/>tétrico20-0,620,6<text:line-break/>helado20-0,620,6<text:line-break/>infinito20-0,620,6<text:line-break/>rumor20-0,620,6<text:line-break/>caer20-0,620,6<text:line-break/>mirada20-0,620,6<text:line-break/>contemplativos20-0,620,6<text:line-break/>serenidad20-0,620,6<text:line-break/>liberar20-0,620,6<text:line-break/>intervención20-0,620,6<text:line-break/>invocación20-0,620,6<text:line-break/>u20-0,620,6<text:line-break/>iluminación20-0,620,6<text:line-break/>lengua20-0,620,6<text:line-break/>necesario20-0,620,6<text:line-break/>oponer20-0,620,6<text:line-break/>labor20-0,620,6<text:line-break/>agrícola20-0,620,6<text:line-break/>ajo20-0,620,6<text:line-break/>maldiciente20-0,620,6<text:line-break/>canalla20-0,620,6<text:line-break/>terruño20-0,620,6<text:line-break/>cultivo20-0,620,6<text:line-break/>sudor20-0,620,6<text:line-break/>Montalbán20-0,620,6<text:line-break/>Apolo20-0,620,6<text:line-break/>elegíaco20-0,620,6<text:line-break/>–20-0,620,6<text:line-break/>precoz20-0,620,6<text:line-break/>escéptica20-0,620,6<text:line-break/>madurez20-0,620,6<text:line-break/>abominable20-0,620,6<text:line-break/>yugo20-0,620,6<text:line-break/>arcaico20-0,620,6<text:line-break/>motivación20-0,620,6<text:line-break/>perro20-0,620,6<text:line-break/>motivador20-0,620,6<text:line-break/>selva20-0,620,6<text:line-break/>silencioso20-0,620,6<text:line-break/>lago20-0,620,6<text:line-break/>risueño20-0,620,6<text:line-break/>transparente20-0,620,6<text:line-break/>ensueño20-0,620,6<text:line-break/>desvanece20-0,620,6<text:line-break/>componente20-0,620,6<text:line-break/>férreo20-0,620,6<text:line-break/>comunicar20-0,620,6<text:line-break/>introspectivo20-0,620,6<text:line-break/>Verlaine20-0,620,6<text:line-break/>Autumnal20-0,620,6<text:line-break/>Versalles20-0,620,6<text:line-break/>ramo20-0,620,6<text:line-break/>atardeceres20-0,620,6<text:line-break/>fugacidad20-0,620,6<text:line-break/>laudatorio20-0,620,6<text:line-break/>épica20-0,620,6<text:line-break/>dominio20-0,620,6<text:line-break/>probablemente20-0,620,6<text:line-break/>agricultor20-0,620,6<text:line-break/>milagroso20-0,620,6<text:line-break/>líder20-0,620,6<text:line-break/>concepto20-0,620,6<text:line-break/>Lamar20-0,620,6<text:line-break/>historia20-0,620,6<text:line-break/>marchito20-0,620,6<text:line-break/>boda20-0,620,6<text:line-break/>agosta20-0,620,6<text:line-break/>simbolizan20-0,620,6<text:line-break/>escapar20-0,620,6<text:line-break/>deshacer20-0,620,6<text:line-break/>alinean20-0,620,6<text:line-break/>captura20-0,620,6<text:line-break/>pluma20-0,620,6<text:line-break/>disparar20-0,620,6<text:line-break/>ala20-0,620,6<text:line-break/>tormento20-0,620,6<text:line-break/>positivo20-0,620,6<text:line-break/>notar20-0,620,6<text:line-break/>explorando20-0,620,6<text:line-break/>efímera20-0,620,6<text:line-break/>brevedad20-0,620,6<text:line-break/>Javier20-0,620,6<text:line-break/>constancia20-0,620,6<text:line-break/>suspiro20-0,620,6<text:line-break/>caliente20-0,620,6<text:line-break/>acero20-0,620,6<text:line-break/>enfermo20-0,620,6<text:line-break/>labio20-0,620,6<text:line-break/>locura20-0,620,6<text:line-break/>gigantesco20-0,620,6<text:line-break/>imperio20-0,620,6<text:line-break/>tirano20-0,620,6<text:line-break/>angélica20-0,620,6<text:line-break/>Ser20-0,620,6<text:line-break/>Único20-0,620,6<text:line-break/>Trino20-0,620,6<text:line-break/>nido20-0,620,6<text:line-break/>arduo20-0,620,6<text:line-break/>montaña20-0,620,6<text:line-break/>estrella20-0,620,6<text:line-break/>inspiración20-0,620,6<text:line-break/>día20-0,620,6<text:line-break/>figura5223-0,6290,6<text:line-break/>reflejar187-0,6110,6<text:line-break/>literario3113-0,6180,6<text:line-break/>atmósfera2912-0,6170,6<text:line-break/>relacionado72-0,650,6<text:line-break/>alinear72-0,650,6<text:line-break/>Lope72-0,650,6<text:line-break/>mensaje72-0,650,6<text:line-break/>ante72-0,650,6<text:line-break/>tratado72-0,650,6<text:line-break/>intentar72-0,650,6<text:line-break/>peligro72-0,650,6<text:line-break/>loco72-0,650,6<text:line-break/>experiencia2510-0,7150,7<text:line-break/>concluir239-0,7140,7<text:line-break/>introspección124-0,780,7<text:line-break/>trágico124-0,780,7<text:line-break/>virtud124-0,780,7<text:line-break/>hablar218-0,7130,7<text:line-break/>vida4720-0,7270,7<text:line-break/>evocadas51-0,740,7<text:line-break/>dificultad51-0,740,7<text:line-break/>conflicto51-0,740,7<text:line-break/>celebrar51-0,740,7<text:line-break/>utilización51-0,740,7<text:line-break/>generalmente51-0,740,7<text:line-break/>usualmente51-0,740,7<text:line-break/>compara51-0,740,7<text:line-break/>mantener51-0,740,7<text:line-break/>simbólico51-0,740,7<text:line-break/>frío51-0,740,7<text:line-break/>logro51-0,740,7<text:line-break/>noble51-0,740,7<text:line-break/>abordar197-0,7120,7<text:line-break/>parecer7734-0,8430,8<text:line-break/>tener11753-0,8640,8<text:line-break/>tanto10145-0,8560,8<text:line-break/>contener249-0,8150,8<text:line-break/>nostalgia82-0,860,8<text:line-break/>escrito82-0,860,8<text:line-break/>quien82-0,860,8<text:line-break/>espada82-0,860,8<text:line-break/>meditación82-0,860,8<text:line-break/>elevar82-0,860,8<text:line-break/>Virgen82-0,860,8<text:line-break/>presentado228-0,8140,8<text:line-break/>soneto7030-0,9400,9<text:line-break/>nostálgico134-0,990,9<text:line-break/>profundidad134-0,990,9<text:line-break/>romántico4016-0,9240,9<text:line-break/>noviembre30-0,930,9<text:line-break/>otoñales30-0,930,9<text:line-break/>otoñal30-0,930,9<text:line-break/>región30-0,930,9<text:line-break/>sombría30-0,930,9<text:line-break/>arrancando30-0,930,9<text:line-break/>metafórico30-0,930,9<text:line-break/>eternidad30-0,930,9<text:line-break/>sagrado30-0,930,9<text:line-break/>rendir30-0,930,9<text:line-break/>poderoso30-0,930,9<text:line-break/>aterradora30-0,930,9<text:line-break/>traer30-0,930,9<text:line-break/>rápidamente30-0,930,9<text:line-break/>descripti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F22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58:36.528620805</meta:creation-date>
    <meta:generator>LibreOffice/7.3.7.2$Linux_X86_64 LibreOffice_project/30$Build-2</meta:generator>
    <dc:date>2024-06-23T22:09:29.730973082</dc:date>
    <meta:editing-duration>PT4M12S</meta:editing-duration>
    <meta:editing-cycles>5</meta:editing-cycles>
    <meta:document-statistic meta:table-count="1" meta:cell-count="1351" meta:object-count="0"/>
  </office:meta>
</office:document-meta>
</file>